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693cm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013cm" fo:margin-left="-1.021cm" table:align="left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3.228cm"/>
    </style:style>
    <style:style style:name="Table16.C" style:family="table-column">
      <style:table-column-properties style:column-width="3.387cm"/>
    </style:style>
    <style:style style:name="Table16.D" style:family="table-column">
      <style:table-column-properties style:column-width="3.413cm"/>
    </style:style>
    <style:style style:name="Table16.E" style:family="table-column">
      <style:table-column-properties style:column-width="4.382cm"/>
    </style:style>
    <style:style style:name="Table16.A1" style:family="table-cell">
      <style:table-cell-properties fo:background-color="#00ccff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013cm" fo:margin-left="-1.021cm" table:align="left"/>
    </style:style>
    <style:style style:name="Table17.A" style:family="table-column">
      <style:table-column-properties style:column-width="4.419cm"/>
    </style:style>
    <style:style style:name="Table17.B" style:family="table-column">
      <style:table-column-properties style:column-width="3.413cm"/>
    </style:style>
    <style:style style:name="Table17.C" style:family="table-column">
      <style:table-column-properties style:column-width="3.387cm"/>
    </style:style>
    <style:style style:name="Table17.E" style:family="table-column">
      <style:table-column-properties style:column-width="4.382cm"/>
    </style:style>
    <style:style style:name="Table17.A1" style:family="table-cell">
      <style:table-cell-properties fo:background-color="#00ccff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881a2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1f6771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642e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bcc1d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642ee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bcc1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9f815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642ee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ec7c1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0c85a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ad51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bcc1d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ec7c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bcc1d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26182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2f1feb" officeooo:paragraph-rsid="002f1feb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4069d5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78cc62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06eb8a8" officeooo:paragraph-rsid="006eb8a8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ff67aa" officeooo:paragraph-rsid="00ff67aa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642ee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642ee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67ab6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737b09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de16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8cc62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461e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8cc62" officeooo:paragraph-rsid="0078cc62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923fc" officeooo:paragraph-rsid="00f923f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036175" officeooo:paragraph-rsid="00475b88" style:font-size-asian="12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47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148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149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5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5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5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5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5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5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ec7c1" style:font-size-asian="12pt" style:font-size-complex="12pt"/>
    </style:style>
    <style:style style:name="P15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5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5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59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0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1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642ee" style:font-size-asian="12pt" style:font-size-complex="12pt"/>
    </style:style>
    <style:style style:name="P162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3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64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65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66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4e38da" officeooo:paragraph-rsid="004e38da" style:font-size-asian="12pt" style:font-size-complex="12pt"/>
    </style:style>
    <style:style style:name="P167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6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7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7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b3c9b" style:font-size-asian="12pt" style:font-size-complex="12pt"/>
    </style:style>
    <style:style style:name="P17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7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7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7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7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c79de" officeooo:paragraph-rsid="009c79de" style:font-size-asian="12pt" style:font-size-complex="12pt"/>
    </style:style>
    <style:style style:name="P17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b3c9b" officeooo:paragraph-rsid="005b3c9b" style:font-size-asian="12pt" style:font-size-complex="12pt"/>
    </style:style>
    <style:style style:name="P17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ce20f" officeooo:paragraph-rsid="005ce20f" style:font-size-asian="12pt" style:font-size-complex="12pt"/>
    </style:style>
    <style:style style:name="P18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d7da10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34149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0e9df49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34149" officeooo:paragraph-rsid="00e34149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68e4c" officeooo:paragraph-rsid="00e68e4c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ebf2c7" officeooo:paragraph-rsid="00ebf2c7" style:font-size-asian="12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20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d3085" officeooo:paragraph-rsid="010d3085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2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c85ad"/>
    </style:style>
    <style:style style:name="T7" style:family="text">
      <style:text-properties officeooo:rsid="000f8b76"/>
    </style:style>
    <style:style style:name="T8" style:family="text">
      <style:text-properties officeooo:rsid="0010433b"/>
    </style:style>
    <style:style style:name="T9" style:family="text">
      <style:text-properties officeooo:rsid="0015a6a9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881a2"/>
    </style:style>
    <style:style style:name="T12" style:family="text">
      <style:text-properties officeooo:rsid="0019d179"/>
    </style:style>
    <style:style style:name="T13" style:family="text">
      <style:text-properties officeooo:rsid="002608b8"/>
    </style:style>
    <style:style style:name="T14" style:family="text">
      <style:text-properties officeooo:rsid="002da5c3"/>
    </style:style>
    <style:style style:name="T15" style:family="text">
      <style:text-properties officeooo:rsid="002ec6af"/>
    </style:style>
    <style:style style:name="T16" style:family="text">
      <style:text-properties officeooo:rsid="0030ffc2"/>
    </style:style>
    <style:style style:name="T17" style:family="text">
      <style:text-properties officeooo:rsid="003a8f0d"/>
    </style:style>
    <style:style style:name="T18" style:family="text">
      <style:text-properties officeooo:rsid="003e17e5"/>
    </style:style>
    <style:style style:name="T19" style:family="text">
      <style:text-properties officeooo:rsid="0048ca28"/>
    </style:style>
    <style:style style:name="T20" style:family="text">
      <style:text-properties officeooo:rsid="004ba452"/>
    </style:style>
    <style:style style:name="T21" style:family="text">
      <style:text-properties officeooo:rsid="005fd848"/>
    </style:style>
    <style:style style:name="T22" style:family="text">
      <style:text-properties officeooo:rsid="00606b1f"/>
    </style:style>
    <style:style style:name="T23" style:family="text">
      <style:text-properties officeooo:rsid="0063d0db"/>
    </style:style>
    <style:style style:name="T24" style:family="text">
      <style:text-properties officeooo:rsid="006693f2"/>
    </style:style>
    <style:style style:name="T25" style:family="text">
      <style:text-properties officeooo:rsid="006b9347"/>
    </style:style>
    <style:style style:name="T26" style:family="text">
      <style:text-properties officeooo:rsid="006d9b13"/>
    </style:style>
    <style:style style:name="T27" style:family="text">
      <style:text-properties officeooo:rsid="006eb8a8"/>
    </style:style>
    <style:style style:name="T28" style:family="text">
      <style:text-properties officeooo:rsid="00719f3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1f74" style:font-weight-asian="bold" style:font-weight-complex="bold"/>
    </style:style>
    <style:style style:name="T31" style:family="text">
      <style:text-properties fo:font-weight="bold" officeooo:rsid="009f07b0" style:font-weight-asian="bold" style:font-weight-complex="bold"/>
    </style:style>
    <style:style style:name="T32" style:family="text">
      <style:text-properties officeooo:rsid="007599ff"/>
    </style:style>
    <style:style style:name="T33" style:family="text">
      <style:text-properties officeooo:rsid="007653eb"/>
    </style:style>
    <style:style style:name="T34" style:family="text">
      <style:text-properties officeooo:rsid="00771200"/>
    </style:style>
    <style:style style:name="T35" style:family="text">
      <style:text-properties officeooo:rsid="00825dbf"/>
    </style:style>
    <style:style style:name="T36" style:family="text">
      <style:text-properties officeooo:rsid="00886132"/>
    </style:style>
    <style:style style:name="T37" style:family="text">
      <style:text-properties officeooo:rsid="008a20fd"/>
    </style:style>
    <style:style style:name="T38" style:family="text">
      <style:text-properties officeooo:rsid="008aeebd"/>
    </style:style>
    <style:style style:name="T39" style:family="text">
      <style:text-properties officeooo:rsid="008cd9a5"/>
    </style:style>
    <style:style style:name="T40" style:family="text">
      <style:text-properties officeooo:rsid="008fbd52"/>
    </style:style>
    <style:style style:name="T41" style:family="text">
      <style:text-properties officeooo:rsid="00913a56"/>
    </style:style>
    <style:style style:name="T42" style:family="text">
      <style:text-properties officeooo:rsid="00937ac3"/>
    </style:style>
    <style:style style:name="T43" style:family="text">
      <style:text-properties officeooo:rsid="0093ad70"/>
    </style:style>
    <style:style style:name="T44" style:family="text">
      <style:text-properties officeooo:rsid="009448da"/>
    </style:style>
    <style:style style:name="T45" style:family="text">
      <style:text-properties officeooo:rsid="0095c2d6"/>
    </style:style>
    <style:style style:name="T46" style:family="text">
      <style:text-properties officeooo:rsid="00985c39"/>
    </style:style>
    <style:style style:name="T47" style:family="text">
      <style:text-properties officeooo:rsid="009a5b20"/>
    </style:style>
    <style:style style:name="T48" style:family="text">
      <style:text-properties officeooo:rsid="009dbef2"/>
    </style:style>
    <style:style style:name="T49" style:family="text">
      <style:text-properties officeooo:rsid="009f07b0"/>
    </style:style>
    <style:style style:name="T50" style:family="text">
      <style:text-properties officeooo:rsid="00a159e9"/>
    </style:style>
    <style:style style:name="T51" style:family="text">
      <style:text-properties officeooo:rsid="00a1dfcc"/>
    </style:style>
    <style:style style:name="T52" style:family="text">
      <style:text-properties officeooo:rsid="00a53632"/>
    </style:style>
    <style:style style:name="T53" style:family="text">
      <style:text-properties officeooo:rsid="00a76056"/>
    </style:style>
    <style:style style:name="T54" style:family="text">
      <style:text-properties officeooo:rsid="00a870fa"/>
    </style:style>
    <style:style style:name="T55" style:family="text">
      <style:text-properties officeooo:rsid="00a98ed0"/>
    </style:style>
    <style:style style:name="T56" style:family="text">
      <style:text-properties officeooo:rsid="00ab2ada"/>
    </style:style>
    <style:style style:name="T57" style:family="text">
      <style:text-properties officeooo:rsid="00abb66d"/>
    </style:style>
    <style:style style:name="T58" style:family="text">
      <style:text-properties officeooo:rsid="00ad18ab"/>
    </style:style>
    <style:style style:name="T59" style:family="text">
      <style:text-properties officeooo:rsid="00ae7249"/>
    </style:style>
    <style:style style:name="T60" style:family="text">
      <style:text-properties officeooo:rsid="00b19d60"/>
    </style:style>
    <style:style style:name="T61" style:family="text">
      <style:text-properties officeooo:rsid="00b527ec"/>
    </style:style>
    <style:style style:name="T62" style:family="text">
      <style:text-properties officeooo:rsid="00b900e2"/>
    </style:style>
    <style:style style:name="T63" style:family="text">
      <style:text-properties officeooo:rsid="00b99a2b"/>
    </style:style>
    <style:style style:name="T64" style:family="text">
      <style:text-properties officeooo:rsid="00bb8935"/>
    </style:style>
    <style:style style:name="T65" style:family="text">
      <style:text-properties officeooo:rsid="00c32d3f"/>
    </style:style>
    <style:style style:name="T66" style:family="text">
      <style:text-properties officeooo:rsid="00c384c1"/>
    </style:style>
    <style:style style:name="T67" style:family="text">
      <style:text-properties officeooo:rsid="00c5c93b"/>
    </style:style>
    <style:style style:name="T68" style:family="text">
      <style:text-properties officeooo:rsid="00ca4791"/>
    </style:style>
    <style:style style:name="T69" style:family="text">
      <style:text-properties officeooo:rsid="00cb10a6"/>
    </style:style>
    <style:style style:name="T70" style:family="text">
      <style:text-properties officeooo:rsid="00cc887b"/>
    </style:style>
    <style:style style:name="T71" style:family="text">
      <style:text-properties officeooo:rsid="00ceface"/>
    </style:style>
    <style:style style:name="T72" style:family="text">
      <style:text-properties officeooo:rsid="00d11061"/>
    </style:style>
    <style:style style:name="T73" style:family="text">
      <style:text-properties officeooo:rsid="00d28c54"/>
    </style:style>
    <style:style style:name="T74" style:family="text">
      <style:text-properties officeooo:rsid="00d987fc"/>
    </style:style>
    <style:style style:name="T75" style:family="text">
      <style:text-properties officeooo:rsid="00e0609a"/>
    </style:style>
    <style:style style:name="T76" style:family="text">
      <style:text-properties officeooo:rsid="00e5352b"/>
    </style:style>
    <style:style style:name="T77" style:family="text">
      <style:text-properties officeooo:rsid="00e9df49"/>
    </style:style>
    <style:style style:name="T78" style:family="text">
      <style:text-properties officeooo:rsid="00ff5edd"/>
    </style:style>
    <style:style style:name="T79" style:family="text">
      <style:text-properties officeooo:rsid="0100df79"/>
    </style:style>
    <style:style style:name="T80" style:family="text">
      <style:text-properties officeooo:rsid="01077892"/>
    </style:style>
    <style:style style:name="T81" style:family="text">
      <style:text-properties officeooo:rsid="010b1dde"/>
    </style:style>
    <style:style style:name="T82" style:family="text">
      <style:text-properties officeooo:rsid="010d3085"/>
    </style:style>
    <style:style style:name="T83" style:family="text">
      <style:text-properties officeooo:rsid="010ef4ec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list xml:id="list4906667757896347631" text:style-name="L1">
        <text:list-item>
          <text:p text:style-name="P146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3"/>
            <text:p text:style-name="P108">CADASTRO: relação que armazena os dados <text:span text:style-name="T39">de cada cadastro de um hóspede</text:span></text:p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08">Atributo </text:p>
          </table:table-cell>
          <table:table-cell table:style-name="Table1.D14" office:value-type="string">
            <text:p text:style-name="P108">Descrição</text:p>
          </table:table-cell>
          <table:table-cell table:style-name="Table1.C14" office:value-type="string">
            <text:p text:style-name="P108">Tipo</text:p>
          </table:table-cell>
          <table:table-cell table:style-name="Table1.D14" office:value-type="string">
            <text:p text:style-name="P108">Domínio</text:p>
          </table:table-cell>
          <table:table-cell table:style-name="Table1.E14" office:value-type="string">
            <text:p text:style-name="P108">Restrição</text:p>
          </table:table-cell>
        </table:table-row>
        <table:table-row>
          <table:table-cell table:style-name="Table1.A14" office:value-type="string">
            <text:p text:style-name="P108">CPF</text:p>
          </table:table-cell>
          <table:table-cell table:style-name="Table1.D14" office:value-type="string">
            <text:p text:style-name="P13">Atributo que representa o CPF<text:span text:style-name="T35"> </text:span>do <text:span text:style-name="T40">cadastro de um</text:span> hóspede</text:p>
          </table:table-cell>
          <table:table-cell table:style-name="Table1.C14" office:value-type="string">
            <text:p text:style-name="P21">String(11)</text:p>
          </table:table-cell>
          <table:table-cell table:style-name="Table1.D14" office:value-type="string">
            <text:p text:style-name="P22">String(11)</text:p>
          </table:table-cell>
          <table:table-cell table:style-name="Table1.E14" office:value-type="string">
            <text:list xml:id="list4425891158840578028" text:style-name="L2">
              <text:list-item>
                <text:p text:style-name="P150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08">DataNascimento</text:p>
          </table:table-cell>
          <table:table-cell table:style-name="Table1.D14" office:value-type="string">
            <text:p text:style-name="P14">Atributo que representa a data de nascimento do cadastro de um hóspede</text:p>
          </table:table-cell>
          <table:table-cell table:style-name="Table1.C14" office:value-type="string">
            <text:p text:style-name="P21">Date</text:p>
          </table:table-cell>
          <table:table-cell table:style-name="Table1.D14" office:value-type="string">
            <text:p text:style-name="P28"><text:s/>dd/mm/yyyy</text:p>
          </table:table-cell>
          <table:table-cell table:style-name="Table1.E14" office:value-type="string">
            <text:list xml:id="list3506782324085333940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E-mail</text:p>
          </table:table-cell>
          <table:table-cell table:style-name="Table1.D14" office:value-type="string">
            <text:p text:style-name="P14">Atributo que representa o e-mail do <text:span text:style-name="T40">cadastro de um </text:span>hóspede </text:p>
          </table:table-cell>
          <table:table-cell table:style-name="Table1.C14" office:value-type="string">
            <text:p text:style-name="P21">String(100)</text:p>
          </table:table-cell>
          <table:table-cell table:style-name="Table1.D14" office:value-type="string">
            <text:p text:style-name="P22">String(100)</text:p>
          </table:table-cell>
          <table:table-cell table:style-name="Table1.E14" office:value-type="string">
            <text:list xml:id="list155327303234196" text:continue-numbering="true" text:style-name="L3">
              <text:list-item>
                <text:p text:style-name="P163">Não nulo</text:p>
              </text:list-item>
              <text:list-item>
                <text:p text:style-name="P163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Senha</text:p>
          </table:table-cell>
          <table:table-cell table:style-name="Table1.D14" office:value-type="string">
            <text:p text:style-name="P14">Atributo <text:span text:style-name="T41">que</text:span> representa a senha do <text:span text:style-name="T40">cadastro de um hóspede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</text:span>0)</text:p>
          </table:table-cell>
          <table:table-cell table:style-name="Table1.E14" office:value-type="string">
            <text:list xml:id="list155326627780923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Nome</text:p>
          </table:table-cell>
          <table:table-cell table:style-name="Table1.D14" office:value-type="string">
            <text:p text:style-name="P15">Atributo <text:span text:style-name="T41">que</text:span> representa o nome do <text:span text:style-name="T40">cadastro de um </text:span>hóspede</text:p>
          </table:table-cell>
          <table:table-cell table:style-name="Table1.C14" office:value-type="string">
            <text:p text:style-name="P21">String(100)</text:p>
          </table:table-cell>
          <table:table-cell table:style-name="Table1.D14" office:value-type="string">
            <text:p text:style-name="P22">String(100)</text:p>
          </table:table-cell>
          <table:table-cell table:style-name="Table1.E14" office:value-type="string">
            <text:list xml:id="list155327762321442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Pais</text:p>
          </table:table-cell>
          <table:table-cell table:style-name="Table1.D14" office:value-type="string">
            <text:p text:style-name="P16">Atributo <text:span text:style-name="T41">que</text:span> representa o pais<text:span text:style-name="T41"> em que o</text:span> hóspede <text:span text:style-name="T36">mora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0</text:span>)</text:p>
          </table:table-cell>
          <table:table-cell table:style-name="Table1.E14" office:value-type="string">
            <text:list xml:id="list155328326365586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Estado</text:p>
          </table:table-cell>
          <table:table-cell table:style-name="Table1.D14" office:value-type="string">
            <text:p text:style-name="P16">Atributo <text:span text:style-name="T41">que</text:span> representa o estado <text:span text:style-name="T36">em que o</text:span> hóspede <text:span text:style-name="T36">mora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0</text:span>)</text:p>
          </table:table-cell>
          <table:table-cell table:style-name="Table1.E14" office:value-type="string">
            <text:list xml:id="list155327649107116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Cidade</text:p>
          </table:table-cell>
          <table:table-cell table:style-name="Table1.D14" office:value-type="string">
            <text:p text:style-name="P16">Atributo <text:span text:style-name="T41">que</text:span> representa a cidade <text:span text:style-name="T36">em que o</text:span> hóspede <text:span text:style-name="T36">mora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0</text:span>)</text:p>
          </table:table-cell>
          <table:table-cell table:style-name="Table1.E14" office:value-type="string">
            <text:list xml:id="list155328299060138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Bairro</text:p>
          </table:table-cell>
          <table:table-cell table:style-name="Table1.D14" office:value-type="string">
            <text:p text:style-name="P13">Atributo <text:span text:style-name="T41">que</text:span> representa o bairro <text:span text:style-name="T36">em que o</text:span> hóspede <text:span text:style-name="T36">mora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0</text:span>)</text:p>
          </table:table-cell>
          <table:table-cell table:style-name="Table1.E14" office:value-type="string">
            <text:list xml:id="list155328445354351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Rua</text:p>
          </table:table-cell>
          <table:table-cell table:style-name="Table1.D14" office:value-type="string">
            <text:p text:style-name="P16">Atributo <text:span text:style-name="T41">que</text:span> representa a rua <text:soft-page-break/><text:span text:style-name="T36">em que o</text:span> hóspede <text:span text:style-name="T36">mora</text:span></text:p>
          </table:table-cell>
          <table:table-cell table:style-name="Table1.C14" office:value-type="string">
            <text:p text:style-name="P21">String(50)</text:p>
          </table:table-cell>
          <table:table-cell table:style-name="Table1.D14" office:value-type="string">
            <text:p text:style-name="P22">String(<text:span text:style-name="T1">50</text:span>)</text:p>
          </table:table-cell>
          <table:table-cell table:style-name="Table1.E14" office:value-type="string">
            <text:list xml:id="list155326616378812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Número</text:p>
          </table:table-cell>
          <table:table-cell table:style-name="Table1.D14" office:value-type="string">
            <text:p text:style-name="P33">Atributo que representa o número <text:span text:style-name="T41">em que o</text:span> hóspede <text:span text:style-name="T41">mora</text:span></text:p>
          </table:table-cell>
          <table:table-cell table:style-name="Table1.C14" office:value-type="string">
            <text:p text:style-name="P21">Int </text:p>
          </table:table-cell>
          <table:table-cell table:style-name="Table1.D14" office:value-type="string">
            <text:p text:style-name="P106">Número<text:span text:style-name="T37">s inteiros positivos</text:span></text:p>
          </table:table-cell>
          <table:table-cell table:style-name="Table1.E14" office:value-type="string">
            <text:list xml:id="list155326703946559" text:continue-numbering="true" text:style-name="L3">
              <text:list-item>
                <text:p text:style-name="P15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08">Complemento</text:p>
          </table:table-cell>
          <table:table-cell table:style-name="Table1.D14" office:value-type="string">
            <text:p text:style-name="P34">Atributo <text:span text:style-name="T41">que</text:span> representa <text:span text:style-name="T38">o</text:span> complemento <text:span text:style-name="T41">para o endereço do hóspede</text:span></text:p>
          </table:table-cell>
          <table:table-cell table:style-name="Table1.C14" office:value-type="string">
            <text:p text:style-name="P21">String(100)</text:p>
          </table:table-cell>
          <table:table-cell table:style-name="Table1.D14" office:value-type="string">
            <text:p text:style-name="P22">String(100)</text:p>
          </table:table-cell>
          <table:table-cell table:style-name="Table1.E14" office:value-type="string">
            <text:list xml:id="list155327390853122" text:continue-numbering="true" text:style-name="L3">
              <text:list-item>
                <text:p text:style-name="P159">Não Nulo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17"/>
            <text:p text:style-name="P109"><text:span text:style-name="T2">RESERVA:</text:span> relação que armazena os dados d<text:span text:style-name="T39">e cada reserva feita</text:span>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09">Atributo </text:p>
          </table:table-cell>
          <table:table-cell table:style-name="Table2.D8" office:value-type="string">
            <text:p text:style-name="P109">Descrição</text:p>
          </table:table-cell>
          <table:table-cell table:style-name="Table2.C8" office:value-type="string">
            <text:p text:style-name="P109">Tipo</text:p>
          </table:table-cell>
          <table:table-cell table:style-name="Table2.D8" office:value-type="string">
            <text:p text:style-name="P109">Domínio</text:p>
          </table:table-cell>
          <table:table-cell table:style-name="Table2.E8" office:value-type="string">
            <text:p text:style-name="P109">Restrição</text:p>
          </table:table-cell>
        </table:table-row>
        <table:table-row>
          <table:table-cell table:style-name="Table2.A8" office:value-type="string">
            <text:p text:style-name="P117">Código</text:p>
          </table:table-cell>
          <table:table-cell table:style-name="Table2.D8" office:value-type="string">
            <text:p text:style-name="P36">Atributo que representa o código da reserva</text:p>
          </table:table-cell>
          <table:table-cell table:style-name="Table2.C8" office:value-type="string">
            <text:p text:style-name="P46">Int</text:p>
          </table:table-cell>
          <table:table-cell table:style-name="Table2.D8" office:value-type="string">
            <text:p text:style-name="P46"><text:span text:style-name="T42">Nú</text:span>meros inteiros e positivos</text:p>
          </table:table-cell>
          <table:table-cell table:style-name="Table2.E8" office:value-type="string">
            <text:list xml:id="list155327070233992" text:continue-list="list4425891158840578028" text:style-name="L2">
              <text:list-item>
                <text:p text:style-name="P151">Chave Primaria</text:p>
              </text:list-item>
            </text:list>
          </table:table-cell>
        </table:table-row>
        <table:table-row>
          <table:table-cell table:style-name="Table2.A8" office:value-type="string">
            <text:p text:style-name="P117">Data</text:p>
          </table:table-cell>
          <table:table-cell table:style-name="Table2.D8" office:value-type="string">
            <text:p text:style-name="P36"><text:span text:style-name="T10">­A</text:span>tributo que representa a data <text:span text:style-name="T43">em que a</text:span> reserva <text:span text:style-name="T43">foi feita</text:span></text:p>
          </table:table-cell>
          <table:table-cell table:style-name="Table2.C8" office:value-type="string">
            <text:p text:style-name="P23">Date</text:p>
          </table:table-cell>
          <table:table-cell table:style-name="Table2.D8" office:value-type="string">
            <text:p text:style-name="P29"><text:s/>dd/mm/yyyy</text:p>
          </table:table-cell>
          <table:table-cell table:style-name="Table2.E8" office:value-type="string">
            <text:list xml:id="list8118387415012629910" text:style-name="L4">
              <text:list-item>
                <text:p text:style-name="P16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17">Status</text:p>
          </table:table-cell>
          <table:table-cell table:style-name="Table2.D8" office:value-type="string">
            <text:p text:style-name="P36">Atributo que representa o status da reserva</text:p>
          </table:table-cell>
          <table:table-cell table:style-name="Table2.C8" office:value-type="string">
            <text:p text:style-name="P47">Boolean</text:p>
          </table:table-cell>
          <table:table-cell table:style-name="Table2.D8" office:value-type="string">
            <text:p text:style-name="P47">Boolean</text:p>
          </table:table-cell>
          <table:table-cell table:style-name="Table2.E8" office:value-type="string">
            <text:list xml:id="list155328349242452" text:continue-numbering="true" text:style-name="L4">
              <text:list-item>
                <text:p text:style-name="P16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17">Tipo</text:p>
          </table:table-cell>
          <table:table-cell table:style-name="Table2.D8" office:value-type="string">
            <text:p text:style-name="P17">Atributo <text:span text:style-name="T42">que</text:span> representa <text:span text:style-name="T43">qual o tipo da reserva</text:span></text:p>
          </table:table-cell>
          <table:table-cell table:style-name="Table2.C8" office:value-type="string">
            <text:p text:style-name="P23">String(50)</text:p>
          </table:table-cell>
          <table:table-cell table:style-name="Table2.D8" office:value-type="string">
            <text:p text:style-name="P23">String(<text:span text:style-name="T1">5</text:span>0)</text:p>
          </table:table-cell>
          <table:table-cell table:style-name="Table2.E8" office:value-type="string">
            <text:list xml:id="list155327538936649" text:continue-numbering="true" text:style-name="L4">
              <text:list-item>
                <text:p text:style-name="P160">Não Nulo</text:p>
              </text:list-item>
            </text:list>
          </table:table-cell>
        </table:table-row>
        <table:table-row>
          <table:table-cell table:style-name="Table2.A8" office:value-type="string">
            <text:p text:style-name="P117">NumQuarto</text:p>
          </table:table-cell>
          <table:table-cell table:style-name="Table2.D8" office:value-type="string">
            <text:p text:style-name="P17">Atributo <text:span text:style-name="T42">que</text:span> representa <text:span text:style-name="T2">o número do quarto reservado </text:span></text:p>
          </table:table-cell>
          <table:table-cell table:style-name="Table2.C8" office:value-type="string">
            <text:p text:style-name="P48">Int </text:p>
          </table:table-cell>
          <table:table-cell table:style-name="Table2.D8" office:value-type="string">
            <text:p text:style-name="P48"><text:span text:style-name="T43">Nú</text:span>meros inteiros positivos</text:p>
          </table:table-cell>
          <table:table-cell table:style-name="Table2.E8" office:value-type="string">
            <text:list xml:id="list155326751365834" text:continue-numbering="true" text:style-name="L4">
              <text:list-item>
                <text:p text:style-name="P160">Não Nulo</text:p>
              </text:list-item>
              <text:list-item>
                <text:p text:style-name="P164">Chave estrangeira <text:span text:style-name="T44">que referencia o atributo “numero” da relação “QUARTO”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117">NotaFiscalDespesa</text:p>
          </table:table-cell>
          <table:table-cell table:style-name="Table2.D8" office:value-type="string">
            <text:p text:style-name="P17">Atributo <text:span text:style-name="T42">que</text:span> representa <text:span text:style-name="T44">a</text:span> <text:span text:style-name="T44">nota fiscal gerada pela Reserva</text:span></text:p>
          </table:table-cell>
          <table:table-cell table:style-name="Table2.C8" office:value-type="string">
            <text:p text:style-name="P198">String(30)</text:p>
          </table:table-cell>
          <table:table-cell table:style-name="Table2.D8" office:value-type="string">
            <text:p text:style-name="P198"><text:bookmark-start text:name="__DdeLink__2605_1557975947"/>String(30)<text:bookmark-end text:name="__DdeLink__2605_1557975947"/></text:p>
          </table:table-cell>
          <table:table-cell table:style-name="Table2.E8" office:value-type="string">
            <text:list xml:id="list155327914591016" text:continue-numbering="true" text:style-name="L4">
              <text:list-item>
                <text:p text:style-name="P160">Não Nulo</text:p>
              </text:list-item>
              <text:list-item text:start-value="1">
                <text:p text:style-name="P164">Chave estrangeira <text:span text:style-name="T20">que referencia o atributo “NotaFiscal” na tabela “DESPESA”</text:span></text:p>
              </text:list-item>
            </text:list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ext:soft-page-break/>
        <table:table-row>
          <table:table-cell table:style-name="Table3.A1" table:number-columns-spanned="5" office:value-type="string">
            <text:p text:style-name="P120"/>
            <text:p text:style-name="P120">CHECK-IN: <text:span text:style-name="T28">Relação que armazena os dados do check-in</text:span></text:p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10">Atributo </text:p>
          </table:table-cell>
          <table:table-cell table:style-name="Table3.D10" office:value-type="string">
            <text:p text:style-name="P110">Descrição</text:p>
            <text:p text:style-name="P110"/>
          </table:table-cell>
          <table:table-cell table:style-name="Table3.C10" office:value-type="string">
            <text:p text:style-name="P110">Tipo</text:p>
          </table:table-cell>
          <table:table-cell table:style-name="Table3.D10" office:value-type="string">
            <text:p text:style-name="P110">Domínio</text:p>
          </table:table-cell>
          <table:table-cell table:style-name="Table3.E10" office:value-type="string">
            <text:p text:style-name="P110">Restrição</text:p>
          </table:table-cell>
        </table:table-row>
        <table:table-row>
          <table:table-cell table:style-name="Table3.A10" office:value-type="string">
            <text:p text:style-name="P120">ID</text:p>
          </table:table-cell>
          <table:table-cell table:style-name="Table3.D10" office:value-type="string">
            <text:p text:style-name="P37">Atributo que representa <text:span text:style-name="T4">o ID referente ao check-in</text:span></text:p>
          </table:table-cell>
          <table:table-cell table:style-name="Table3.C10" office:value-type="string">
            <text:p text:style-name="P51">Int</text:p>
          </table:table-cell>
          <table:table-cell table:style-name="Table3.D10" office:value-type="string">
            <text:p text:style-name="P51"><text:span text:style-name="T11">Números</text:span> <text:span text:style-name="T11">inteiros </text:span>positivos</text:p>
          </table:table-cell>
          <table:table-cell table:style-name="Table3.E10" office:value-type="string">
            <text:list xml:id="list155326827425481" text:continue-list="list155327070233992" text:style-name="L2">
              <text:list-item>
                <text:p text:style-name="P152">Chave Primaria</text:p>
              </text:list-item>
            </text:list>
          </table:table-cell>
        </table:table-row>
        <table:table-row>
          <table:table-cell table:style-name="Table3.A10" office:value-type="string">
            <text:p text:style-name="P118">Data<text:span text:style-name="T3">Marcada</text:span></text:p>
          </table:table-cell>
          <table:table-cell table:style-name="Table3.D10" office:value-type="string">
            <text:p text:style-name="P38">Atributo que representa a data <text:span text:style-name="T4">marcada para realizar o check-in</text:span></text:p>
          </table:table-cell>
          <table:table-cell table:style-name="Table3.C10" office:value-type="string">
            <text:p text:style-name="P24">Date</text:p>
          </table:table-cell>
          <table:table-cell table:style-name="Table3.D10" office:value-type="string">
            <text:p text:style-name="P30"><text:s/>dd/mm/yyyy</text:p>
          </table:table-cell>
          <table:table-cell table:style-name="Table3.E10" office:value-type="string">
            <text:list xml:id="list7455599349517795844" text:style-name="L5">
              <text:list-item>
                <text:p text:style-name="P16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0">Status</text:p>
          </table:table-cell>
          <table:table-cell table:style-name="Table3.D10" office:value-type="string">
            <text:p text:style-name="P38">Atributo que representa o status d<text:span text:style-name="T4">o check-in </text:span></text:p>
          </table:table-cell>
          <table:table-cell table:style-name="Table3.C10" office:value-type="string">
            <text:p text:style-name="P47">Boolean</text:p>
          </table:table-cell>
          <table:table-cell table:style-name="Table3.D10" office:value-type="string">
            <text:p text:style-name="P47">Boolean</text:p>
          </table:table-cell>
          <table:table-cell table:style-name="Table3.E10" office:value-type="string">
            <text:list xml:id="list155326733770501" text:continue-numbering="true" text:style-name="L5">
              <text:list-item>
                <text:p text:style-name="P16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0">HoraMarcada</text:p>
          </table:table-cell>
          <table:table-cell table:style-name="Table3.D10" office:value-type="string">
            <text:p text:style-name="P18">Atributo <text:span text:style-name="T44">que</text:span> representa <text:span text:style-name="T11">a hora marcada para realizar o check-in</text:span></text:p>
          </table:table-cell>
          <table:table-cell table:style-name="Table3.C10" office:value-type="string">
            <text:p text:style-name="P51">Time</text:p>
          </table:table-cell>
          <table:table-cell table:style-name="Table3.D10" office:value-type="string">
            <text:p text:style-name="P51"><text:span text:style-name="T5">h</text:span>h:mm:ss</text:p>
          </table:table-cell>
          <table:table-cell table:style-name="Table3.E10" office:value-type="string">
            <text:list xml:id="list155328166365778" text:continue-numbering="true" text:style-name="L5">
              <text:list-item>
                <text:p text:style-name="P16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0">Observação</text:p>
          </table:table-cell>
          <table:table-cell table:style-name="Table3.D10" office:value-type="string">
            <text:p text:style-name="P19">Atributo representa <text:span text:style-name="T11">uma observação feita para o check-in </text:span></text:p>
          </table:table-cell>
          <table:table-cell table:style-name="Table3.C10" office:value-type="string">
            <text:p text:style-name="P59">String(100)</text:p>
          </table:table-cell>
          <table:table-cell table:style-name="Table3.D10" office:value-type="string">
            <text:p text:style-name="P59">String(100)</text:p>
          </table:table-cell>
          <table:table-cell table:style-name="Table3.E10" office:value-type="string">
            <text:list xml:id="list155327266099468" text:continue-numbering="true" text:style-name="L5">
              <text:list-item>
                <text:p text:style-name="P161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0">CpfHospedeCadastro</text:p>
          </table:table-cell>
          <table:table-cell table:style-name="Table3.D10" office:value-type="string">
            <text:p text:style-name="P59">Atributo <text:span text:style-name="T44">que</text:span> representa o CPF do hóspede <text:span text:style-name="T12">que realiza o check-in</text:span></text:p>
          </table:table-cell>
          <table:table-cell table:style-name="Table3.C10" office:value-type="string">
            <text:p text:style-name="P59">String(11)</text:p>
          </table:table-cell>
          <table:table-cell table:style-name="Table3.D10" office:value-type="string">
            <text:p text:style-name="P59">String(11)</text:p>
          </table:table-cell>
          <table:table-cell table:style-name="Table3.E10" office:value-type="string">
            <text:list xml:id="list155327749605092" text:continue-numbering="true" text:style-name="L5">
              <text:list-item>
                <text:p text:style-name="P165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3.A10" office:value-type="string">
            <text:p text:style-name="P120">Data</text:p>
          </table:table-cell>
          <table:table-cell table:style-name="Table3.D10" office:value-type="string">
            <text:p text:style-name="P60">Atributo <text:span text:style-name="T44">que</text:span> representa <text:span text:style-name="T12">a data em que o check-in foi realizado</text:span></text:p>
          </table:table-cell>
          <table:table-cell table:style-name="Table3.C10" office:value-type="string">
            <text:p text:style-name="P25">Date</text:p>
          </table:table-cell>
          <table:table-cell table:style-name="Table3.D10" office:value-type="string">
            <text:p text:style-name="P31">dd/mm/yyyy</text:p>
          </table:table-cell>
          <table:table-cell table:style-name="Table3.E10" office:value-type="string">
            <text:list xml:id="list155326539340006" text:continue-numbering="true" text:style-name="L5">
              <text:list-item>
                <text:p text:style-name="P166">Não nulo</text:p>
              </text:list-item>
            </text:list>
          </table:table-cell>
        </table:table-row>
        <table:table-row>
          <table:table-cell table:style-name="Table3.A10" office:value-type="string">
            <text:p text:style-name="P120">Hora</text:p>
          </table:table-cell>
          <table:table-cell table:style-name="Table3.D10" office:value-type="string">
            <text:p text:style-name="P60">Atributo <text:span text:style-name="T44">que</text:span> representa <text:span text:style-name="T12">a hora em que o check-in foi realizado</text:span></text:p>
          </table:table-cell>
          <table:table-cell table:style-name="Table3.C10" office:value-type="string">
            <text:p text:style-name="P52">Time</text:p>
          </table:table-cell>
          <table:table-cell table:style-name="Table3.D10" office:value-type="string">
            <text:p text:style-name="P52"><text:span text:style-name="T5">h</text:span>h:mm:ss</text:p>
          </table:table-cell>
          <table:table-cell table:style-name="Table3.E10" office:value-type="string">
            <text:list xml:id="list155326534482816" text:continue-numbering="true" text:style-name="L5">
              <text:list-item>
                <text:p text:style-name="P166">Não nulo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49"/>
            <text:p text:style-name="P121">CHECK-<text:span text:style-name="T6">OUT</text:span>: <text:span text:style-name="T28">Relação que armazena os dados do check-out</text:span></text:p>
            <text:p text:style-name="P4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1">Atributo </text:p>
          </table:table-cell>
          <table:table-cell table:style-name="Table4.D10" office:value-type="string">
            <text:p text:style-name="P111">Descrição</text:p>
          </table:table-cell>
          <table:table-cell table:style-name="Table4.C10" office:value-type="string">
            <text:p text:style-name="P111">Tipo</text:p>
            <text:p text:style-name="P111"/>
          </table:table-cell>
          <table:table-cell table:style-name="Table4.D10" office:value-type="string">
            <text:p text:style-name="P111">Domínio</text:p>
          </table:table-cell>
          <table:table-cell table:style-name="Table4.E10" office:value-type="string">
            <text:p text:style-name="P111">Restrição</text:p>
          </table:table-cell>
        </table:table-row>
        <table:table-row>
          <table:table-cell table:style-name="Table4.A10" office:value-type="string">
            <text:p text:style-name="P122">ID</text:p>
          </table:table-cell>
          <table:table-cell table:style-name="Table4.D10" office:value-type="string">
            <text:p text:style-name="P39">Atributo que representa <text:span text:style-name="T4">o ID </text:span><text:soft-page-break/><text:span text:style-name="T4">referente ao check-out</text:span></text:p>
          </table:table-cell>
          <table:table-cell table:style-name="Table4.C10" office:value-type="string">
            <text:p text:style-name="P53">Int</text:p>
          </table:table-cell>
          <table:table-cell table:style-name="Table4.D10" office:value-type="string">
            <text:p text:style-name="P53"><text:span text:style-name="T44">Nú</text:span>meros <text:span text:style-name="T54">inteiros </text:span>positivos</text:p>
          </table:table-cell>
          <table:table-cell table:style-name="Table4.E10" office:value-type="string">
            <text:list xml:id="list155326943161567" text:continue-list="list155326827425481" text:style-name="L2">
              <text:list-item>
                <text:p text:style-name="P153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19">Data<text:span text:style-name="T3">Marcada</text:span></text:p>
          </table:table-cell>
          <table:table-cell table:style-name="Table4.D10" office:value-type="string">
            <text:p text:style-name="P40">Atributo que representa a data <text:span text:style-name="T4">marcada para realizar o check-out</text:span></text:p>
          </table:table-cell>
          <table:table-cell table:style-name="Table4.C10" office:value-type="string">
            <text:p text:style-name="P26">Date</text:p>
          </table:table-cell>
          <table:table-cell table:style-name="Table4.D10" office:value-type="string">
            <text:p text:style-name="P32"><text:s/>dd/mm/yyyy</text:p>
          </table:table-cell>
          <table:table-cell table:style-name="Table4.E10" office:value-type="string">
            <text:list xml:id="list5871307496060697808" text:style-name="L6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Status</text:p>
          </table:table-cell>
          <table:table-cell table:style-name="Table4.D10" office:value-type="string">
            <text:p text:style-name="P41">Atributo que representa o status d<text:span text:style-name="T4">o check-out</text:span></text:p>
          </table:table-cell>
          <table:table-cell table:style-name="Table4.C10" office:value-type="string">
            <text:p text:style-name="P47">Boolean</text:p>
          </table:table-cell>
          <table:table-cell table:style-name="Table4.D10" office:value-type="string">
            <text:p text:style-name="P47">Boolean</text:p>
          </table:table-cell>
          <table:table-cell table:style-name="Table4.E10" office:value-type="string">
            <text:list xml:id="list155327730099924" text:continue-numbering="true" text:style-name="L6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HoraMarcada</text:p>
          </table:table-cell>
          <table:table-cell table:style-name="Table4.D10" office:value-type="string">
            <text:p text:style-name="P20">Atributo <text:span text:style-name="T45">que</text:span> representa <text:span text:style-name="T11">a hora marcada para realizar o check-out</text:span></text:p>
          </table:table-cell>
          <table:table-cell table:style-name="Table4.C10" office:value-type="string">
            <text:p text:style-name="P53">Time</text:p>
          </table:table-cell>
          <table:table-cell table:style-name="Table4.D10" office:value-type="string">
            <text:p text:style-name="P53"><text:span text:style-name="T5">h</text:span>h:mm:ss</text:p>
          </table:table-cell>
          <table:table-cell table:style-name="Table4.E10" office:value-type="string">
            <text:list xml:id="list155326835975723" text:continue-numbering="true" text:style-name="L6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Observação</text:p>
          </table:table-cell>
          <table:table-cell table:style-name="Table4.D10" office:value-type="string">
            <text:p text:style-name="P19">Atributo <text:span text:style-name="T45">que</text:span> representa <text:span text:style-name="T11">uma observação feita para o check-out </text:span></text:p>
          </table:table-cell>
          <table:table-cell table:style-name="Table4.C10" office:value-type="string">
            <text:p text:style-name="P61">String(100)</text:p>
          </table:table-cell>
          <table:table-cell table:style-name="Table4.D10" office:value-type="string">
            <text:p text:style-name="P61">String(100)</text:p>
          </table:table-cell>
          <table:table-cell table:style-name="Table4.E10" office:value-type="string">
            <text:list xml:id="list155328249167867" text:continue-numbering="true" text:style-name="L6">
              <text:list-item>
                <text:p text:style-name="P162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CpfHospedeCadastro</text:p>
          </table:table-cell>
          <table:table-cell table:style-name="Table4.D10" office:value-type="string">
            <text:p text:style-name="P62">Atributo <text:span text:style-name="T45">que</text:span> representa o CPF do hóspede <text:span text:style-name="T12">que realiza o check-out</text:span></text:p>
          </table:table-cell>
          <table:table-cell table:style-name="Table4.C10" office:value-type="string">
            <text:p text:style-name="P61">String(11)</text:p>
          </table:table-cell>
          <table:table-cell table:style-name="Table4.D10" office:value-type="string">
            <text:p text:style-name="P61">String(11)</text:p>
          </table:table-cell>
          <table:table-cell table:style-name="Table4.E10" office:value-type="string">
            <text:list xml:id="list155327531918155" text:continue-list="list155326534482816" text:style-name="L5">
              <text:list-item>
                <text:p text:style-name="P165">Chave estrangeira que faz referência ao atributo “CPF” na tabela “CADASTRO”</text:p>
              </text:list-item>
            </text:list>
          </table:table-cell>
        </table:table-row>
        <table:table-row>
          <table:table-cell table:style-name="Table4.A10" office:value-type="string">
            <text:p text:style-name="P122">Data</text:p>
          </table:table-cell>
          <table:table-cell table:style-name="Table4.D10" office:value-type="string">
            <text:p text:style-name="P63">Atributo <text:span text:style-name="T45">que</text:span> representa <text:span text:style-name="T12">a data em que o check-out foi realizado</text:span></text:p>
          </table:table-cell>
          <table:table-cell table:style-name="Table4.C10" office:value-type="string">
            <text:p text:style-name="P26">Date</text:p>
          </table:table-cell>
          <table:table-cell table:style-name="Table4.D10" office:value-type="string">
            <text:p text:style-name="P32">dd/mm/yyyy</text:p>
          </table:table-cell>
          <table:table-cell table:style-name="Table4.E10" office:value-type="string">
            <text:list xml:id="list155328302271904" text:continue-list="list155328249167867" text:style-name="L6">
              <text:list-item>
                <text:p text:style-name="P167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2">Hora</text:p>
          </table:table-cell>
          <table:table-cell table:style-name="Table4.D10" office:value-type="string">
            <text:p text:style-name="P60">Atributo <text:span text:style-name="T45">que</text:span> representa <text:span text:style-name="T12">a hora em que o check-out foi realizado</text:span></text:p>
          </table:table-cell>
          <table:table-cell table:style-name="Table4.C10" office:value-type="string">
            <text:p text:style-name="P53">Time</text:p>
          </table:table-cell>
          <table:table-cell table:style-name="Table4.D10" office:value-type="string">
            <text:p text:style-name="P53"><text:span text:style-name="T5">h</text:span>h:mm:ss</text:p>
          </table:table-cell>
          <table:table-cell table:style-name="Table4.E10" office:value-type="string">
            <text:list xml:id="list155326915018421" text:continue-numbering="true" text:style-name="L6">
              <text:list-item>
                <text:p text:style-name="P167">Não nulo</text:p>
              </text:list-item>
            </text:list>
          </table:table-cell>
        </table:table-row>
      </table:table>
      <text:p text:style-name="P4"/>
      <text:p text:style-name="P14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208"/>
            <text:p text:style-name="P209"><text:span text:style-name="T81">TIPO_</text:span>QUARTO: Relação que armazena os <text:span text:style-name="T81">tipos de quarto</text:span></text:p>
            <text:p text:style-name="P20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06">Atributo </text:p>
          </table:table-cell>
          <table:table-cell table:style-name="Tabela2.D3" office:value-type="string">
            <text:p text:style-name="P206">Descrição</text:p>
          </table:table-cell>
          <table:table-cell table:style-name="Tabela2.C3" office:value-type="string">
            <text:p text:style-name="P206">Tipo</text:p>
          </table:table-cell>
          <table:table-cell table:style-name="Tabela2.D3" office:value-type="string">
            <text:p text:style-name="P206">Domínio</text:p>
          </table:table-cell>
          <table:table-cell table:style-name="Tabela2.E3" office:value-type="string">
            <text:p text:style-name="P206">Restrição</text:p>
            <text:p text:style-name="P206"/>
          </table:table-cell>
        </table:table-row>
        <table:table-row>
          <table:table-cell table:style-name="Tabela2.A3" office:value-type="string">
            <text:p text:style-name="P209">Tipo</text:p>
          </table:table-cell>
          <table:table-cell table:style-name="Tabela2.D3" office:value-type="string">
            <text:p text:style-name="P200">Atributo que representa o tipo d<text:span text:style-name="T45">o</text:span> quarto</text:p>
          </table:table-cell>
          <table:table-cell table:style-name="Tabela2.C3" office:value-type="string">
            <text:p text:style-name="P200">String(50)</text:p>
          </table:table-cell>
          <table:table-cell table:style-name="Tabela2.D3" office:value-type="string">
            <text:p text:style-name="P200">String(50)</text:p>
          </table:table-cell>
          <table:table-cell table:style-name="Tabela2.E3" office:value-type="string">
            <text:list xml:id="list155328444735135" text:continue-list="list155326943161567" text:style-name="L2">
              <text:list-item>
                <text:p text:style-name="P201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210">Descricao</text:p>
          </table:table-cell>
          <table:table-cell table:style-name="Tabela2.D4" office:value-type="string">
            <text:p text:style-name="P200">Atributo que <text:span text:style-name="T82">armazena uma descrição sobre o tipo de quarto</text:span></text:p>
          </table:table-cell>
          <table:table-cell table:style-name="Tabela2.C4" office:value-type="string">
            <text:p text:style-name="P200">String(<text:span text:style-name="T82">100</text:span>)</text:p>
          </table:table-cell>
          <table:table-cell table:style-name="Tabela2.D4" office:value-type="string">
            <text:p text:style-name="P200">String(<text:span text:style-name="T82">100</text:span>)</text:p>
          </table:table-cell>
          <table:table-cell table:style-name="Tabela2.E4" office:value-type="string">
            <text:list xml:id="list155328151607564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148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23"/>
            <text:p text:style-name="P126">QUARTO: Relação que armazena os dados do quarto</text:p>
            <text:p text:style-name="P1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2">Atributo </text:p>
          </table:table-cell>
          <table:table-cell table:style-name="Table5.D6" office:value-type="string">
            <text:p text:style-name="P112">Descrição</text:p>
          </table:table-cell>
          <table:table-cell table:style-name="Table5.C6" office:value-type="string">
            <text:p text:style-name="P112">Tipo</text:p>
          </table:table-cell>
          <table:table-cell table:style-name="Table5.D6" office:value-type="string">
            <text:p text:style-name="P112">Domínio</text:p>
          </table:table-cell>
          <table:table-cell table:style-name="Table5.E6" office:value-type="string">
            <text:p text:style-name="P112">Restrição</text:p>
            <text:p text:style-name="P112"/>
          </table:table-cell>
        </table:table-row>
        <table:table-row>
          <table:table-cell table:style-name="Table5.A6" office:value-type="string">
            <text:p text:style-name="P126">Número</text:p>
          </table:table-cell>
          <table:table-cell table:style-name="Table5.D6" office:value-type="string">
            <text:p text:style-name="P64">Atributo que representa o número do quarto</text:p>
          </table:table-cell>
          <table:table-cell table:style-name="Table5.C6" office:value-type="string">
            <text:p text:style-name="P54">Int</text:p>
          </table:table-cell>
          <table:table-cell table:style-name="Table5.D6" office:value-type="string">
            <text:p text:style-name="P54"><text:span text:style-name="T45">Nú</text:span>meros positivos <text:span text:style-name="T13">inteiros</text:span></text:p>
          </table:table-cell>
          <table:table-cell table:style-name="Table5.E6" office:value-type="string">
            <text:list xml:id="list155327048557542" text:continue-numbering="true" text:style-name="L2">
              <text:list-item>
                <text:p text:style-name="P154">Chave Primaria</text:p>
              </text:list-item>
            </text:list>
          </table:table-cell>
        </table:table-row>
        <table:table-row>
          <table:table-cell table:style-name="Table5.A4" office:value-type="string">
            <text:p text:style-name="P126">Tipo</text:p>
          </table:table-cell>
          <table:table-cell table:style-name="Table5.D4" office:value-type="string">
            <text:p text:style-name="P65">Atributo que representa o tipo d<text:span text:style-name="T45">o</text:span> quarto</text:p>
          </table:table-cell>
          <table:table-cell table:style-name="Table5.C4" office:value-type="string">
            <text:p text:style-name="P65">String(50)</text:p>
          </table:table-cell>
          <table:table-cell table:style-name="Table5.D4" office:value-type="string">
            <text:p text:style-name="P65">String(50)</text:p>
          </table:table-cell>
          <table:table-cell table:style-name="Table5.E4" office:value-type="string">
            <text:list xml:id="list155327555514933" text:continue-numbering="true" text:style-name="L2">
              <text:list-item>
                <text:p text:style-name="P199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26">ValorDiaria</text:p>
          </table:table-cell>
          <table:table-cell table:style-name="Table5.D6" office:value-type="string">
            <text:p text:style-name="P47">Atributo que representa o valor da diária do quarto</text:p>
          </table:table-cell>
          <table:table-cell table:style-name="Table5.C6" office:value-type="string">
            <text:p text:style-name="P47">Real</text:p>
          </table:table-cell>
          <table:table-cell table:style-name="Table5.D6" office:value-type="string">
            <text:p text:style-name="P47"><text:span text:style-name="T53">Números</text:span> rea<text:span text:style-name="T53">is </text:span>positivo<text:span text:style-name="T53">s</text:span></text:p>
          </table:table-cell>
          <table:table-cell table:style-name="Table5.E6" office:value-type="string">
            <text:list xml:id="list155326381894390" text:continue-numbering="true" text:style-name="L2">
              <text:list-item>
                <text:p text:style-name="P168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26">Status</text:p>
          </table:table-cell>
          <table:table-cell table:style-name="Table5.D6" office:value-type="string">
            <text:p text:style-name="P41">Atributo que representa o status d<text:span text:style-name="T4">o quarto</text:span></text:p>
          </table:table-cell>
          <table:table-cell table:style-name="Table5.C6" office:value-type="string">
            <text:p text:style-name="P47">Boolean</text:p>
          </table:table-cell>
          <table:table-cell table:style-name="Table5.D6" office:value-type="string">
            <text:p text:style-name="P47">Boolean</text:p>
          </table:table-cell>
          <table:table-cell table:style-name="Table5.E6" office:value-type="string">
            <text:list xml:id="list155327740337736" text:continue-numbering="true" text:style-name="L2">
              <text:list-item>
                <text:p text:style-name="P168">Não nulo</text:p>
              </text:list-item>
            </text:list>
          </table:table-cell>
        </table:table-row>
      </table:table>
      <text:p text:style-name="P8"/>
      <text:p text:style-name="P1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203"/>
            <text:p text:style-name="P204"><text:span text:style-name="T80">DESPESA</text:span>: Relação que armazena os dados d<text:span text:style-name="T80">a despesa</text:span></text:p>
            <text:p text:style-name="P20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205">Atributo </text:p>
            <text:p text:style-name="P205"/>
          </table:table-cell>
          <table:table-cell table:style-name="Tabela1.D6" office:value-type="string">
            <text:p text:style-name="P205">Descrição</text:p>
          </table:table-cell>
          <table:table-cell table:style-name="Tabela1.C6" office:value-type="string">
            <text:p text:style-name="P205">Tipo</text:p>
          </table:table-cell>
          <table:table-cell table:style-name="Tabela1.D6" office:value-type="string">
            <text:p text:style-name="P205">Domínio</text:p>
          </table:table-cell>
          <table:table-cell table:style-name="Tabela1.E6" office:value-type="string">
            <text:p text:style-name="P205">Restrição</text:p>
          </table:table-cell>
        </table:table-row>
        <table:table-row>
          <table:table-cell table:style-name="Tabela1.A6" office:value-type="string">
            <text:p text:style-name="P207">NotaFiscal</text:p>
          </table:table-cell>
          <table:table-cell table:style-name="Tabela1.D6" office:value-type="string">
            <text:p text:style-name="P196">Atributo que <text:span text:style-name="T80">representa o número de cada nota fiscal</text:span></text:p>
          </table:table-cell>
          <table:table-cell table:style-name="Tabela1.C6" office:value-type="string">
            <text:p text:style-name="P198">String(30)</text:p>
          </table:table-cell>
          <table:table-cell table:style-name="Tabela1.D6" office:value-type="string">
            <text:p text:style-name="P198">String(30)</text:p>
          </table:table-cell>
          <table:table-cell table:style-name="Tabela1.E6" office:value-type="string">
            <text:list xml:id="list155327440118153" text:continue-numbering="true" text:style-name="L2">
              <text:list-item>
                <text:p text:style-name="P170">Chave substituta</text:p>
              </text:list-item>
              <text:list-item>
                <text:p text:style-name="P170">Chave Primária</text:p>
              </text:list-item>
            </text:list>
          </table:table-cell>
        </table:table-row>
        <table:table-row>
          <table:table-cell table:style-name="Tabela1.A6" office:value-type="string">
            <text:p text:style-name="P211">Data</text:p>
          </table:table-cell>
          <table:table-cell table:style-name="Tabela1.D6" office:value-type="string">
            <text:p text:style-name="P197">Atributo que representa <text:span text:style-name="T83">a data em que a despesa foi gerada</text:span></text:p>
          </table:table-cell>
          <table:table-cell table:style-name="Tabela1.C6" office:value-type="string">
            <text:p text:style-name="P202">Date</text:p>
          </table:table-cell>
          <table:table-cell table:style-name="Tabela1.D6" office:value-type="string">
            <text:p text:style-name="P202">dd/mm/yyyy</text:p>
          </table:table-cell>
          <table:table-cell table:style-name="Tabela1.E6" office:value-type="string">
            <text:list xml:id="list155326680238857" text:continue-numbering="true" text:style-name="L2">
              <text:list-item>
                <text:p text:style-name="P20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211">Valor</text:p>
          </table:table-cell>
          <table:table-cell table:style-name="Tabela1.D6" office:value-type="string">
            <text:p text:style-name="P197">Atributo que representa <text:span text:style-name="T83">o valor da despesa</text:span></text:p>
          </table:table-cell>
          <table:table-cell table:style-name="Tabela1.C6" office:value-type="string">
            <text:p text:style-name="P202">Real</text:p>
          </table:table-cell>
          <table:table-cell table:style-name="Tabela1.D6" office:value-type="string">
            <text:p text:style-name="P202">Números reais positivos</text:p>
          </table:table-cell>
          <table:table-cell table:style-name="Tabela1.E6" office:value-type="string">
            <text:list xml:id="list155327967252433" text:continue-numbering="true" text:style-name="L2">
              <text:list-item>
                <text:p text:style-name="P201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211">Status</text:p>
          </table:table-cell>
          <table:table-cell table:style-name="Tabela1.D6" office:value-type="string">
            <text:p text:style-name="P197">Atributo que representa o <text:span text:style-name="T83">status da despesa</text:span></text:p>
          </table:table-cell>
          <table:table-cell table:style-name="Tabela1.C6" office:value-type="string">
            <text:p text:style-name="P202">Boolean</text:p>
          </table:table-cell>
          <table:table-cell table:style-name="Tabela1.D6" office:value-type="string">
            <text:p text:style-name="P202">Boolean</text:p>
          </table:table-cell>
          <table:table-cell table:style-name="Tabela1.E6" office:value-type="string">
            <text:list xml:id="list155326849514366" text:continue-numbering="true" text:style-name="L2">
              <text:list-item>
                <text:p text:style-name="P201">Não nulo</text:p>
              </text:list-item>
            </text:list>
          </table:table-cell>
        </table:table-row>
      </table:table>
      <text:p text:style-name="P1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27"/>
            <text:p text:style-name="P144">HOSPEDE: Relação que armazena os dados do hóspede</text:p>
            <text:p text:style-name="P127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6.A7" office:value-type="string">
            <text:p text:style-name="P113">Atributo </text:p>
            <text:p text:style-name="P113"/>
          </table:table-cell>
          <table:table-cell table:style-name="Table6.D7" office:value-type="string">
            <text:p text:style-name="P113">Descrição</text:p>
          </table:table-cell>
          <table:table-cell table:style-name="Table6.C7" office:value-type="string">
            <text:p text:style-name="P113">Tipo</text:p>
          </table:table-cell>
          <table:table-cell table:style-name="Table6.D7" office:value-type="string">
            <text:p text:style-name="P113">Domínio</text:p>
          </table:table-cell>
          <table:table-cell table:style-name="Table6.E7" office:value-type="string">
            <text:p text:style-name="P113">Restrição</text:p>
          </table:table-cell>
        </table:table-row>
        <table:table-row>
          <table:table-cell table:style-name="Table6.A7" office:value-type="string">
            <text:p text:style-name="P142">ID</text:p>
          </table:table-cell>
          <table:table-cell table:style-name="Table6.D7" office:value-type="string">
            <text:p text:style-name="P42">Atributo que representa <text:span text:style-name="T4">o ID de cada hóspede</text:span></text:p>
          </table:table-cell>
          <table:table-cell table:style-name="Table6.C7" office:value-type="string">
            <text:p text:style-name="P105">SERIAL</text:p>
          </table:table-cell>
          <table:table-cell table:style-name="Table6.D7" office:value-type="string">
            <text:p text:style-name="P105">Números inteiros positivos</text:p>
          </table:table-cell>
          <table:table-cell table:style-name="Table6.E7" office:value-type="string">
            <text:list xml:id="list155328345878720" text:continue-numbering="true" text:style-name="L2">
              <text:list-item>
                <text:p text:style-name="P169">Chave substituta</text:p>
              </text:list-item>
              <text:list-item>
                <text:p text:style-name="P169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27">CpfCadastr<text:span text:style-name="T48">ado</text:span></text:p>
          </table:table-cell>
          <table:table-cell table:style-name="Table6.D7" office:value-type="string">
            <text:p text:style-name="P66">Atributo que representa o CPF do hóspede</text:p>
          </table:table-cell>
          <table:table-cell table:style-name="Table6.C7" office:value-type="string">
            <text:p text:style-name="P67">String(11)</text:p>
          </table:table-cell>
          <table:table-cell table:style-name="Table6.D7" office:value-type="string">
            <text:p text:style-name="P67">String(1<text:span text:style-name="T16">1</text:span>)</text:p>
          </table:table-cell>
          <table:table-cell table:style-name="Table6.E7" office:value-type="string">
            <text:list xml:id="list155326996149530" text:continue-numbering="true" text:style-name="L2">
              <text:list-item>
                <text:p text:style-name="P171">Chave estrangeira que faz referência ao atributo “CPF” na tabela “CADASTRO”</text:p>
              </text:list-item>
              <text:list-item>
                <text:p text:style-name="P174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27">MotivoViagem</text:p>
          </table:table-cell>
          <table:table-cell table:style-name="Table6.D7" office:value-type="string">
            <text:p text:style-name="P66">Atributo que representa o motivo da viagem</text:p>
          </table:table-cell>
          <table:table-cell table:style-name="Table6.C7" office:value-type="string">
            <text:p text:style-name="P66">String(100)</text:p>
          </table:table-cell>
          <table:table-cell table:style-name="Table6.D7" office:value-type="string">
            <text:p text:style-name="P67">String(1<text:span text:style-name="T16">00</text:span>)</text:p>
          </table:table-cell>
          <table:table-cell table:style-name="Table6.E7" office:value-type="string">
            <text:list xml:id="list155326458809822" text:continue-numbering="true" text:style-name="L2">
              <text:list-item>
                <text:p text:style-name="P175"/>
              </text:list-item>
            </text:list>
          </table:table-cell>
        </table:table-row>
        <table:table-row>
          <table:table-cell table:style-name="Table6.A7" office:value-type="string">
            <text:p text:style-name="P127">LocalOrigem</text:p>
          </table:table-cell>
          <table:table-cell table:style-name="Table6.D7" office:value-type="string">
            <text:p text:style-name="P66">Atributo que representa o local de origem do hóspede </text:p>
          </table:table-cell>
          <table:table-cell table:style-name="Table6.C7" office:value-type="string">
            <text:p text:style-name="P66">String(100)</text:p>
          </table:table-cell>
          <table:table-cell table:style-name="Table6.D7" office:value-type="string">
            <text:p text:style-name="P67">String(1<text:span text:style-name="T16">00</text:span>)</text:p>
          </table:table-cell>
          <table:table-cell table:style-name="Table6.E7" office:value-type="string">
            <text:list xml:id="list155328271162644" text:continue-numbering="true" text:style-name="L2">
              <text:list-item>
                <text:p text:style-name="P175"/>
              </text:list-item>
            </text:list>
          </table:table-cell>
        </table:table-row>
        <table:table-row>
          <table:table-cell table:style-name="Table6.A7" office:value-type="string">
            <text:p text:style-name="P127">LocalDestino</text:p>
          </table:table-cell>
          <table:table-cell table:style-name="Table6.D7" office:value-type="string">
            <text:p text:style-name="P66">Atributo que representa o local de destino do hóspede</text:p>
          </table:table-cell>
          <table:table-cell table:style-name="Table6.C7" office:value-type="string">
            <text:p text:style-name="P68">String(100)</text:p>
          </table:table-cell>
          <table:table-cell table:style-name="Table6.D7" office:value-type="string">
            <text:p text:style-name="P67">String(1<text:span text:style-name="T16">00</text:span>)</text:p>
          </table:table-cell>
          <table:table-cell table:style-name="Table6.E7" office:value-type="string">
            <text:list xml:id="list155327912752466" text:continue-numbering="true" text:style-name="L2">
              <text:list-item>
                <text:p text:style-name="P175"/>
              </text:list-item>
            </text:list>
          </table:table-cell>
        </table:table-row>
        <table:table-row>
          <table:table-cell table:style-name="Table6.A8" office:value-type="string">
            <text:p text:style-name="P127">NumQuarto</text:p>
          </table:table-cell>
          <table:table-cell table:style-name="Table6.D8" office:value-type="string">
            <text:p text:style-name="P66">Atributo que representa o número do q<text:span text:style-name="T48">uarto em que o hóspede está</text:span></text:p>
          </table:table-cell>
          <table:table-cell table:style-name="Table6.C8" office:value-type="string">
            <text:p text:style-name="P69">Int</text:p>
          </table:table-cell>
          <table:table-cell table:style-name="Table6.D8" office:value-type="string">
            <text:p text:style-name="P70">Números inteiros e positivos</text:p>
          </table:table-cell>
          <table:table-cell table:style-name="Table6.E8" office:value-type="string">
            <text:list xml:id="list155326685039887" text:continue-numbering="true" text:style-name="L2">
              <text:list-item>
                <text:p text:style-name="P176">Chave <text:span text:style-name="T46">estrangeira que faz referência ao atributo “numero” na relação “QUARTO”</text:span> </text:p>
              </text:list-item>
            </text:list>
          </table:table-cell>
        </table:table-row>
      </table:table>
      <text:p text:style-name="P9"/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27"/>
            <text:p text:style-name="P127">HOSPEDE_PRINCIPAL: Rela<text:span text:style-name="T32">ção que armazena os dados do hóspede principal</text:span></text:p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6" office:value-type="string">
            <text:p text:style-name="P113">Atributo </text:p>
            <text:p text:style-name="P113"/>
          </table:table-cell>
          <table:table-cell table:style-name="Table7.D6" office:value-type="string">
            <text:p text:style-name="P113">Descrição</text:p>
          </table:table-cell>
          <table:table-cell table:style-name="Table7.C6" office:value-type="string">
            <text:p text:style-name="P113">Tipo</text:p>
          </table:table-cell>
          <table:table-cell table:style-name="Table7.D6" office:value-type="string">
            <text:p text:style-name="P113">Domínio</text:p>
          </table:table-cell>
          <table:table-cell table:style-name="Table7.E6" office:value-type="string">
            <text:p text:style-name="P113">Restrição</text:p>
          </table:table-cell>
        </table:table-row>
        <table:table-row table:style-name="Table7.3">
          <table:table-cell table:style-name="Table7.A6" office:value-type="string">
            <text:p text:style-name="P143">idHospede</text:p>
          </table:table-cell>
          <table:table-cell table:style-name="Table7.D6" office:value-type="string">
            <text:p text:style-name="P43">Atributo que representa <text:span text:style-name="T4">o número de identificação de cada hóspede principal</text:span></text:p>
          </table:table-cell>
          <table:table-cell table:style-name="Table7.C6" office:value-type="string">
            <text:p text:style-name="P107">SERIAL</text:p>
          </table:table-cell>
          <table:table-cell table:style-name="Table7.D6" office:value-type="string">
            <text:p text:style-name="P55"><text:span text:style-name="T47">Nú</text:span>meros positivos <text:span text:style-name="T14">inteiros</text:span></text:p>
          </table:table-cell>
          <table:table-cell table:style-name="Table7.E6" office:value-type="string">
            <text:list xml:id="list155327582361130" text:continue-numbering="true" text:style-name="L2">
              <text:list-item>
                <text:p text:style-name="P177">Chave Substituta</text:p>
              </text:list-item>
              <text:list-item>
                <text:p text:style-name="P155">Chave Prim<text:span text:style-name="T48">á</text:span>ria</text:p>
              </text:list-item>
            </text:list>
          </table:table-cell>
        </table:table-row>
        <table:table-row>
          <table:table-cell table:style-name="Table7.A6" office:value-type="string">
            <text:p text:style-name="P127">CpfCadastr<text:span text:style-name="T48">adoHospede</text:span></text:p>
          </table:table-cell>
          <table:table-cell table:style-name="Table7.D6" office:value-type="string">
            <text:p text:style-name="P68">Atributo que representa o CPF do hóspede <text:span text:style-name="T14">principal</text:span></text:p>
          </table:table-cell>
          <table:table-cell table:style-name="Table7.C6" office:value-type="string">
            <text:p text:style-name="P67">String(11)</text:p>
          </table:table-cell>
          <table:table-cell table:style-name="Table7.D6" office:value-type="string">
            <text:p text:style-name="P67">String(11)</text:p>
          </table:table-cell>
          <table:table-cell table:style-name="Table7.E6" office:value-type="string">
            <text:list xml:id="list155327335796517" text:continue-numbering="true" text:style-name="L2">
              <text:list-item>
                <text:p text:style-name="P172">Chave estrangeira que faz referência ao atributo “CPF” <text:soft-page-break/>na tabela “CADASTRO<office:annotation><dc:creator>Autor desconhecido</dc:creator><dc:date>2017-08-27T17:50:40</dc:date><text:p text:style-name="P212"><text:span text:style-name="T84">Saber se é necessário colocar na especialização que é uma chave estrangeira</text:span></text:p></office:annotation>”</text:p>
              </text:list-item>
              <text:list-item>
                <text:p text:style-name="P178">Chave primaria</text:p>
              </text:list-item>
            </text:list>
          </table:table-cell>
        </table:table-row>
        <table:table-row>
          <table:table-cell table:style-name="Table7.A6" office:value-type="string">
            <text:p text:style-name="P127">numAcompantes</text:p>
          </table:table-cell>
          <table:table-cell table:style-name="Table7.D6" office:value-type="string">
            <text:p text:style-name="P69">Atributo que representa a quantidade de acompanhares do hóspede <text:span text:style-name="T49">principal</text:span></text:p>
          </table:table-cell>
          <table:table-cell table:style-name="Table7.C6" office:value-type="string">
            <text:p text:style-name="P69">Int</text:p>
          </table:table-cell>
          <table:table-cell table:style-name="Table7.D6" office:value-type="string">
            <text:p text:style-name="P69">N<text:span text:style-name="T21">ú</text:span>meros inteiro<text:span text:style-name="T78">s maiores ou iguais a zero</text:span></text:p>
          </table:table-cell>
          <table:table-cell table:style-name="Table7.E6" office:value-type="string">
            <text:list xml:id="list155326399914731" text:continue-numbering="true" text:style-name="L2">
              <text:list-item>
                <text:p text:style-name="P179"/>
              </text:list-item>
            </text:list>
          </table:table-cell>
        </table:table-row>
        <table:table-row>
          <table:table-cell table:style-name="Table7.A6" office:value-type="string">
            <text:p text:style-name="P127">CodReserva</text:p>
          </table:table-cell>
          <table:table-cell table:style-name="Table7.D6" office:value-type="string">
            <text:p text:style-name="P69">Atributo que representa o <text:span text:style-name="T15">código</text:span> da reserva </text:p>
          </table:table-cell>
          <table:table-cell table:style-name="Table7.C6" office:value-type="string">
            <text:p text:style-name="P71">Int</text:p>
          </table:table-cell>
          <table:table-cell table:style-name="Table7.D6" office:value-type="string">
            <text:p text:style-name="P71">Números positivos inteiros </text:p>
          </table:table-cell>
          <table:table-cell table:style-name="Table7.E6" office:value-type="string">
            <text:list xml:id="list155327250993754" text:continue-numbering="true" text:style-name="L2">
              <text:list-item>
                <text:p text:style-name="P179">Chave estrangeira que faz referência ao atributo “c<text:span text:style-name="T79">o</text:span>di<text:span text:style-name="T22">g</text:span>o” na tabela “RESERVA”</text:p>
              </text:list-item>
            </text:list>
          </table:table-cell>
        </table:table-row>
      </table:table>
      <text:p text:style-name="P9"/>
      <text:p text:style-name="P10"/>
      <text:p text:style-name="P10"/>
      <text:p text:style-name="P10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72"/>
            <text:p text:style-name="P72"><text:span text:style-name="T29">SERVI</text:span><text:span text:style-name="T31">C</text:span><text:span text:style-name="T29">O_ACADEMIA: </text:span><text:span text:style-name="T30">Relação que armazena os dados sobre o serviço academia</text:span></text:p>
            <text:p text:style-name="P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9" office:value-type="string">
            <text:p text:style-name="P114">Atributo </text:p>
            <text:p text:style-name="P114"/>
          </table:table-cell>
          <table:table-cell table:style-name="Table8.D9" office:value-type="string">
            <text:p text:style-name="P114">Descrição</text:p>
          </table:table-cell>
          <table:table-cell table:style-name="Table8.C9" office:value-type="string">
            <text:p text:style-name="P114">Tipo</text:p>
          </table:table-cell>
          <table:table-cell table:style-name="Table8.D9" office:value-type="string">
            <text:p text:style-name="P114">Domínio</text:p>
          </table:table-cell>
          <table:table-cell table:style-name="Table8.E9" office:value-type="string">
            <text:p text:style-name="P114">Restrição</text:p>
          </table:table-cell>
        </table:table-row>
        <table:table-row>
          <table:table-cell table:style-name="Table8.A9" office:value-type="string">
            <text:p text:style-name="P124">I<text:span text:style-name="T7">dServExtra</text:span></text:p>
          </table:table-cell>
          <table:table-cell table:style-name="Table8.D9" office:value-type="string">
            <text:p text:style-name="P35">Atributo que representa <text:span text:style-name="T4">o ID do serviço</text:span></text:p>
          </table:table-cell>
          <table:table-cell table:style-name="Table8.C9" office:value-type="string">
            <text:p text:style-name="P56">Int</text:p>
          </table:table-cell>
          <table:table-cell table:style-name="Table8.D9" office:value-type="string">
            <text:p text:style-name="P56"><text:span text:style-name="T50">Nú</text:span>meros positivos <text:span text:style-name="T14">inteiros</text:span></text:p>
          </table:table-cell>
          <table:table-cell table:style-name="Table8.E9" office:value-type="string">
            <text:list xml:id="list155327687193571" text:continue-numbering="true" text:style-name="L2">
              <text:list-item>
                <text:p text:style-name="P156">Chave Primaria</text:p>
              </text:list-item>
            </text:list>
          </table:table-cell>
        </table:table-row>
        <table:table-row>
          <table:table-cell table:style-name="Table8.A9" office:value-type="string">
            <text:p text:style-name="P128">DuracaoTreino</text:p>
          </table:table-cell>
          <table:table-cell table:style-name="Table8.D9" office:value-type="string">
            <text:p text:style-name="P75">Atributo que representa a duração do treino</text:p>
          </table:table-cell>
          <table:table-cell table:style-name="Table8.C9" office:value-type="string">
            <text:p text:style-name="P76">Int</text:p>
          </table:table-cell>
          <table:table-cell table:style-name="Table8.D9" office:value-type="string">
            <text:p text:style-name="P76">Números inteiros positivos</text:p>
          </table:table-cell>
          <table:table-cell table:style-name="Table8.E9" office:value-type="string">
            <text:list xml:id="list155327147287293" text:continue-numbering="true" text:style-name="L2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28">TipoTreino</text:p>
          </table:table-cell>
          <table:table-cell table:style-name="Table8.D9" office:value-type="string">
            <text:p text:style-name="P77">Atributo que representa o tipo de treino feito</text:p>
          </table:table-cell>
          <table:table-cell table:style-name="Table8.C9" office:value-type="string">
            <text:p text:style-name="P77">String(50)</text:p>
          </table:table-cell>
          <table:table-cell table:style-name="Table8.D9" office:value-type="string">
            <text:p text:style-name="P77">String(50)</text:p>
          </table:table-cell>
          <table:table-cell table:style-name="Table8.E9" office:value-type="string">
            <text:list xml:id="list155328104299063" text:continue-numbering="true" text:style-name="L2">
              <text:list-item>
                <text:p text:style-name="P180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28">NotaFiscalDespesa</text:p>
          </table:table-cell>
          <table:table-cell table:style-name="Table8.D9" office:value-type="string">
            <text:p text:style-name="P77">Atributo que representa uma nota fiscal referente a despesa </text:p>
          </table:table-cell>
          <table:table-cell table:style-name="Table8.C9" office:value-type="string">
            <text:p text:style-name="P198">String(30)</text:p>
          </table:table-cell>
          <table:table-cell table:style-name="Table8.D9" office:value-type="string">
            <text:p text:style-name="P198">String(30)</text:p>
          </table:table-cell>
          <table:table-cell table:style-name="Table8.E9" office:value-type="string">
            <text:list xml:id="list155327528948925" text:continue-numbering="true" text:style-name="L2">
              <text:list-item>
                <text:p text:style-name="P180">Chave estrangeira que faz referência ao atributo “notaFis<text:span text:style-name="T51">c</text:span>al” na tabela “DESPESA”</text:p>
              </text:list-item>
            </text:list>
          </table:table-cell>
        </table:table-row>
        <table:table-row>
          <table:table-cell table:style-name="Table8.A9" office:value-type="string">
            <text:p text:style-name="P128">NumQuarto</text:p>
          </table:table-cell>
          <table:table-cell table:style-name="Table8.D9" office:value-type="string">
            <text:p text:style-name="P77">Atributo que representa o número do quarto</text:p>
          </table:table-cell>
          <table:table-cell table:style-name="Table8.C9" office:value-type="string">
            <text:p text:style-name="P77">Int</text:p>
          </table:table-cell>
          <table:table-cell table:style-name="Table8.D9" office:value-type="string">
            <text:p text:style-name="P77">Número<text:span text:style-name="T52">s inteiros</text:span> positivo<text:span text:style-name="T52">s</text:span></text:p>
          </table:table-cell>
          <table:table-cell table:style-name="Table8.E9" office:value-type="string">
            <text:list xml:id="list155326868508519" text:continue-numbering="true" text:style-name="L2">
              <text:list-item>
                <text:p text:style-name="P181">Chave estrangeira que faz referência ao atributo “n<text:span text:style-name="T52">u</text:span>mero” na tabela “QUARTO”</text:p>
              </text:list-item>
            </text:list>
          </table:table-cell>
        </table:table-row>
        <text:soft-page-break/>
        <table:table-row>
          <table:table-cell table:style-name="Table8.A9" office:value-type="string">
            <text:p text:style-name="P128">Data</text:p>
          </table:table-cell>
          <table:table-cell table:style-name="Table8.D9" office:value-type="string">
            <text:p text:style-name="P77">Atributo que representa <text:span text:style-name="T17">a data em que o treino foi solicitado</text:span></text:p>
          </table:table-cell>
          <table:table-cell table:style-name="Table8.C9" office:value-type="string">
            <text:p text:style-name="P81">Date</text:p>
          </table:table-cell>
          <table:table-cell table:style-name="Table8.D9" office:value-type="string">
            <text:p text:style-name="P82"><text:s/><text:span text:style-name="T1">dd/mm/yyyy</text:span></text:p>
          </table:table-cell>
          <table:table-cell table:style-name="Table8.E9" office:value-type="string">
            <text:list xml:id="list155328212003901" text:continue-numbering="true" text:style-name="L2">
              <text:list-item>
                <text:p text:style-name="P182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28">Hora</text:p>
          </table:table-cell>
          <table:table-cell table:style-name="Table8.D9" office:value-type="string">
            <text:p text:style-name="P83">Atributo que representa a hora <text:span text:style-name="T53">em que o treino foi solicitado</text:span></text:p>
          </table:table-cell>
          <table:table-cell table:style-name="Table8.C9" office:value-type="string">
            <text:p text:style-name="P85">Time</text:p>
          </table:table-cell>
          <table:table-cell table:style-name="Table8.D9" office:value-type="string">
            <text:p text:style-name="P85">hh:mm:ss</text:p>
          </table:table-cell>
          <table:table-cell table:style-name="Table8.E9" office:value-type="string">
            <text:list xml:id="list155327367383050" text:continue-numbering="true" text:style-name="L2">
              <text:list-item>
                <text:p text:style-name="P182">Não nulo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73"/>
            <text:p text:style-name="P129">SERVI<text:span text:style-name="T54">C</text:span>O_LAVANDEIRA: Rela<text:span text:style-name="T33">ção que armazena dados sobre o serviço lavandeira</text:span></text:p>
            <text:p text:style-name="P132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14">Atributo </text:p>
          </table:table-cell>
          <table:table-cell table:style-name="Table9.D8" office:value-type="string">
            <text:p text:style-name="P114">Descrição</text:p>
            <text:p text:style-name="P114"/>
          </table:table-cell>
          <table:table-cell table:style-name="Table9.C8" office:value-type="string">
            <text:p text:style-name="P114">Tipo</text:p>
          </table:table-cell>
          <table:table-cell table:style-name="Table9.D8" office:value-type="string">
            <text:p text:style-name="P114">Domínio</text:p>
          </table:table-cell>
          <table:table-cell table:style-name="Table9.E8" office:value-type="string">
            <text:p text:style-name="P114">Restrição</text:p>
          </table:table-cell>
        </table:table-row>
        <table:table-row>
          <table:table-cell table:style-name="Table9.A8" office:value-type="string">
            <text:p text:style-name="P124">I<text:span text:style-name="T7">dServExtra</text:span></text:p>
          </table:table-cell>
          <table:table-cell table:style-name="Table9.D8" office:value-type="string">
            <text:p text:style-name="P35">Atributo que representa <text:span text:style-name="T4">o ID do serviço extra</text:span></text:p>
          </table:table-cell>
          <table:table-cell table:style-name="Table9.C8" office:value-type="string">
            <text:p text:style-name="P56">Int</text:p>
          </table:table-cell>
          <table:table-cell table:style-name="Table9.D8" office:value-type="string">
            <text:p text:style-name="P56"><text:span text:style-name="T56">Nú</text:span>meros <text:span text:style-name="T56">inteiros</text:span> positivos</text:p>
          </table:table-cell>
          <table:table-cell table:style-name="Table9.E8" office:value-type="string">
            <text:list xml:id="list155326907720453" text:continue-numbering="true" text:style-name="L2">
              <text:list-item>
                <text:p text:style-name="P156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28">TotalPe<text:span text:style-name="T55">c</text:span>as</text:p>
          </table:table-cell>
          <table:table-cell table:style-name="Table9.D8" office:value-type="string">
            <text:p text:style-name="P86">Atributo que representa o número de peças que foram lavadas </text:p>
          </table:table-cell>
          <table:table-cell table:style-name="Table9.C8" office:value-type="string">
            <text:p text:style-name="P86">Int</text:p>
          </table:table-cell>
          <table:table-cell table:style-name="Table9.D8" office:value-type="string">
            <text:p text:style-name="P86">Números inteiros positivos</text:p>
          </table:table-cell>
          <table:table-cell table:style-name="Table9.E8" office:value-type="string">
            <text:list xml:id="list155328554147279" text:continue-numbering="true" text:style-name="L2">
              <text:list-item>
                <text:p text:style-name="P183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28">NotaFiscalDespesa</text:p>
          </table:table-cell>
          <table:table-cell table:style-name="Table9.D8" office:value-type="string">
            <text:p text:style-name="P78">Atributo que representa <text:span text:style-name="T56">a</text:span> nota fiscal <text:span text:style-name="T56">gerada pelo serviço extra</text:span></text:p>
          </table:table-cell>
          <table:table-cell table:style-name="Table9.C8" office:value-type="string">
            <text:p text:style-name="P198">String(30)</text:p>
          </table:table-cell>
          <table:table-cell table:style-name="Table9.D8" office:value-type="string">
            <text:p text:style-name="P198">String(30)</text:p>
          </table:table-cell>
          <table:table-cell table:style-name="Table9.E8" office:value-type="string">
            <text:list xml:id="list155327401583268" text:continue-numbering="true" text:style-name="L2">
              <text:list-item>
                <text:p text:style-name="P180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9.A8" office:value-type="string">
            <text:p text:style-name="P128">NumQuarto</text:p>
          </table:table-cell>
          <table:table-cell table:style-name="Table9.D8" office:value-type="string">
            <text:p text:style-name="P78">Atributo que representa o número do quarto</text:p>
          </table:table-cell>
          <table:table-cell table:style-name="Table9.C8" office:value-type="string">
            <text:p text:style-name="P87">Int</text:p>
          </table:table-cell>
          <table:table-cell table:style-name="Table9.D8" office:value-type="string">
            <text:p text:style-name="P87">Números <text:span text:style-name="T56">inteiros positivos</text:span></text:p>
          </table:table-cell>
          <table:table-cell table:style-name="Table9.E8" office:value-type="string">
            <text:list xml:id="list155327238762481" text:continue-numbering="true" text:style-name="L2">
              <text:list-item>
                <text:p text:style-name="P181">Chave estrangeira que faz referência ao atributo “n<text:span text:style-name="T56">u</text:span>mero” na tabela “QUA<text:span text:style-name="T56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28">Data</text:p>
          </table:table-cell>
          <table:table-cell table:style-name="Table9.D8" office:value-type="string">
            <text:p text:style-name="P78">Atributo que representa <text:span text:style-name="T17">a data em que o serviço foi solicitado</text:span></text:p>
          </table:table-cell>
          <table:table-cell table:style-name="Table9.C8" office:value-type="string">
            <text:p text:style-name="P87">Date </text:p>
          </table:table-cell>
          <table:table-cell table:style-name="Table9.D8" office:value-type="string">
            <text:p text:style-name="P56"><text:s/>dd<text:span text:style-name="T23">/mm/yyyy</text:span></text:p>
          </table:table-cell>
          <table:table-cell table:style-name="Table9.E8" office:value-type="string">
            <text:list xml:id="list155328145102443" text:continue-numbering="true" text:style-name="L2">
              <text:list-item>
                <text:p text:style-name="P184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28">Hora</text:p>
          </table:table-cell>
          <table:table-cell table:style-name="Table9.D8" office:value-type="string">
            <text:p text:style-name="P83">Atributo que representa a hora <text:span text:style-name="T57">em que o serviço foi solicitado</text:span></text:p>
          </table:table-cell>
          <table:table-cell table:style-name="Table9.C8" office:value-type="string">
            <text:p text:style-name="P88">Time</text:p>
          </table:table-cell>
          <table:table-cell table:style-name="Table9.D8" office:value-type="string">
            <text:p text:style-name="P88">hh:mm:ss</text:p>
          </table:table-cell>
          <table:table-cell table:style-name="Table9.E8" office:value-type="string">
            <text:list xml:id="list155327177774701" text:continue-numbering="true" text:style-name="L2">
              <text:list-item>
                <text:p text:style-name="P184">Não nulo</text:p>
              </text:list-item>
            </text:list>
          </table:table-cell>
        </table:table-row>
      </table:table>
      <text:p text:style-name="P10"/>
      <text:p text:style-name="P50"/>
      <text:p text:style-name="P50"><text:soft-page-break/>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74"/>
            <text:p text:style-name="P130">SERVI<text:span text:style-name="T58">C</text:span>O_<text:span text:style-name="T8">BAR_RESTAURANTE:</text:span> <text:span text:style-name="T33">Relação que armazena dados sobre o serviço restaurante</text:span></text:p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15">Atributo </text:p>
            <text:p text:style-name="P115"/>
          </table:table-cell>
          <table:table-cell table:style-name="Table10.D7" office:value-type="string">
            <text:p text:style-name="P115">Descrição</text:p>
          </table:table-cell>
          <table:table-cell table:style-name="Table10.C7" office:value-type="string">
            <text:p text:style-name="P115">Tipo</text:p>
          </table:table-cell>
          <table:table-cell table:style-name="Table10.D7" office:value-type="string">
            <text:p text:style-name="P115">Domínio</text:p>
          </table:table-cell>
          <table:table-cell table:style-name="Table10.E7" office:value-type="string">
            <text:p text:style-name="P115">Restrição</text:p>
          </table:table-cell>
        </table:table-row>
        <table:table-row>
          <table:table-cell table:style-name="Table10.A7" office:value-type="string">
            <text:p text:style-name="P125">I<text:span text:style-name="T7">dServExtra</text:span></text:p>
          </table:table-cell>
          <table:table-cell table:style-name="Table10.D7" office:value-type="string">
            <text:p text:style-name="P35">Atributo que representa <text:span text:style-name="T4">o ID do serviço extra </text:span></text:p>
          </table:table-cell>
          <table:table-cell table:style-name="Table10.C7" office:value-type="string">
            <text:p text:style-name="P57">Int</text:p>
          </table:table-cell>
          <table:table-cell table:style-name="Table10.D7" office:value-type="string">
            <text:p text:style-name="P57">N<text:span text:style-name="T24">ú</text:span>meros <text:span text:style-name="T59">inteiros</text:span> positivos</text:p>
          </table:table-cell>
          <table:table-cell table:style-name="Table10.E7" office:value-type="string">
            <text:list xml:id="list155328005584959" text:continue-numbering="true" text:style-name="L2">
              <text:list-item>
                <text:p text:style-name="P157">Chave Prim<text:span text:style-name="T70">á</text:span>ria</text:p>
              </text:list-item>
            </text:list>
          </table:table-cell>
        </table:table-row>
        <table:table-row>
          <table:table-cell table:style-name="Table10.A7" office:value-type="string">
            <text:p text:style-name="P131">NotaFiscalDespesa</text:p>
          </table:table-cell>
          <table:table-cell table:style-name="Table10.D7" office:value-type="string">
            <text:p text:style-name="P79">Atributo que representa <text:span text:style-name="T61">a</text:span> nota fiscal <text:span text:style-name="T60">gerada pelo serviço extra</text:span></text:p>
          </table:table-cell>
          <table:table-cell table:style-name="Table10.C7" office:value-type="string">
            <text:p text:style-name="P198">String(30)</text:p>
          </table:table-cell>
          <table:table-cell table:style-name="Table10.D7" office:value-type="string">
            <text:p text:style-name="P198">String(30)</text:p>
          </table:table-cell>
          <table:table-cell table:style-name="Table10.E7" office:value-type="string">
            <text:list xml:id="list155327313022600" text:continue-numbering="true" text:style-name="L2">
              <text:list-item>
                <text:p text:style-name="P180">Chave estrangeira que faz referência ao atributo “notaFiscal” na tabela “DESPESA”</text:p>
              </text:list-item>
            </text:list>
          </table:table-cell>
        </table:table-row>
        <table:table-row>
          <table:table-cell table:style-name="Table10.A7" office:value-type="string">
            <text:p text:style-name="P131">NumQuarto</text:p>
          </table:table-cell>
          <table:table-cell table:style-name="Table10.D7" office:value-type="string">
            <text:p text:style-name="P78">Atributo que representa o número do quarto</text:p>
          </table:table-cell>
          <table:table-cell table:style-name="Table10.C7" office:value-type="string">
            <text:p text:style-name="P89">Int</text:p>
          </table:table-cell>
          <table:table-cell table:style-name="Table10.D7" office:value-type="string">
            <text:p text:style-name="P90">Números inteiros positivos</text:p>
          </table:table-cell>
          <table:table-cell table:style-name="Table10.E7" office:value-type="string">
            <text:list xml:id="list155327864604886" text:continue-numbering="true" text:style-name="L2">
              <text:list-item>
                <text:p text:style-name="P181">Chave estrangeira que faz referência ao atributo “n<text:span text:style-name="T62">u</text:span>mero” na tabela “QUARTO”</text:p>
              </text:list-item>
            </text:list>
          </table:table-cell>
        </table:table-row>
        <table:table-row>
          <table:table-cell table:style-name="Table10.A7" office:value-type="string">
            <text:p text:style-name="P131">Data</text:p>
          </table:table-cell>
          <table:table-cell table:style-name="Table10.D7" office:value-type="string">
            <text:p text:style-name="P79">Atributo que representa <text:span text:style-name="T17">a data em que o serviço foi solicitado</text:span></text:p>
          </table:table-cell>
          <table:table-cell table:style-name="Table10.C7" office:value-type="string">
            <text:p text:style-name="P91">Date </text:p>
          </table:table-cell>
          <table:table-cell table:style-name="Table10.D7" office:value-type="string">
            <text:p text:style-name="P91">dd/mm/yyyy</text:p>
          </table:table-cell>
          <table:table-cell table:style-name="Table10.E7" office:value-type="string">
            <text:list xml:id="list155327465257909" text:continue-numbering="true" text:style-name="L2">
              <text:list-item>
                <text:p text:style-name="P185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31">Hora</text:p>
          </table:table-cell>
          <table:table-cell table:style-name="Table10.D7" office:value-type="string">
            <text:p text:style-name="P84">Atributo que representa a hora <text:span text:style-name="T63">em que o</text:span> <text:span text:style-name="T18">serviço foi solicitado</text:span></text:p>
          </table:table-cell>
          <table:table-cell table:style-name="Table10.C7" office:value-type="string">
            <text:p text:style-name="P92">Time</text:p>
          </table:table-cell>
          <table:table-cell table:style-name="Table10.D7" office:value-type="string">
            <text:p text:style-name="P92">hh:mm:ss</text:p>
          </table:table-cell>
          <table:table-cell table:style-name="Table10.E7" office:value-type="string">
            <text:list xml:id="list155328560778086" text:continue-numbering="true" text:style-name="L2">
              <text:list-item>
                <text:p text:style-name="P186">Não nulo</text:p>
              </text:list-item>
            </text:list>
          </table:table-cell>
        </table:table-row>
      </table:table>
      <text:p text:style-name="P11"/>
      <text:p text:style-name="P50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30"/>
            <text:p text:style-name="P130">SERVIÇO_<text:span text:style-name="T8">FRIGOBAR: Relação que armazena dados sobre o serviço frigobar</text:span></text:p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15">Atributo </text:p>
          </table:table-cell>
          <table:table-cell table:style-name="Table11.D7" office:value-type="string">
            <text:p text:style-name="P115">Descrição</text:p>
          </table:table-cell>
          <table:table-cell table:style-name="Table11.C7" office:value-type="string">
            <text:p text:style-name="P115">Tipo</text:p>
          </table:table-cell>
          <table:table-cell table:style-name="Table11.D7" office:value-type="string">
            <text:p text:style-name="P115">Domínio</text:p>
          </table:table-cell>
          <table:table-cell table:style-name="Table11.E7" office:value-type="string">
            <text:p text:style-name="P115">Restrição</text:p>
            <text:p text:style-name="P115"/>
          </table:table-cell>
        </table:table-row>
        <table:table-row>
          <table:table-cell table:style-name="Table11.A7" office:value-type="string">
            <text:p text:style-name="P125">I<text:span text:style-name="T7">dServExtra</text:span></text:p>
          </table:table-cell>
          <table:table-cell table:style-name="Table11.D7" office:value-type="string">
            <text:p text:style-name="P44">Atributo que representa <text:span text:style-name="T4">o ID do serviço extra </text:span></text:p>
          </table:table-cell>
          <table:table-cell table:style-name="Table11.C7" office:value-type="string">
            <text:p text:style-name="P57">Int</text:p>
          </table:table-cell>
          <table:table-cell table:style-name="Table11.D7" office:value-type="string">
            <text:p text:style-name="P57"><text:span text:style-name="T63">Nú</text:span>meros positivos</text:p>
          </table:table-cell>
          <table:table-cell table:style-name="Table11.E7" office:value-type="string">
            <text:list xml:id="list155327413776999" text:continue-numbering="true" text:style-name="L2">
              <text:list-item>
                <text:p text:style-name="P157">Chave Prim<text:span text:style-name="T69">á</text:span>ria</text:p>
              </text:list-item>
            </text:list>
            <text:p text:style-name="P27"/>
          </table:table-cell>
        </table:table-row>
        <table:table-row>
          <table:table-cell table:style-name="Table11.A7" office:value-type="string">
            <text:p text:style-name="P131">NotaFiscalDespesa</text:p>
          </table:table-cell>
          <table:table-cell table:style-name="Table11.D7" office:value-type="string">
            <text:p text:style-name="P80">Atributo que representa <text:span text:style-name="T64">a</text:span> nota fiscal <text:span text:style-name="T64">gerada pelo serviço extra</text:span></text:p>
          </table:table-cell>
          <table:table-cell table:style-name="Table11.C7" office:value-type="string">
            <text:p text:style-name="P198">String(30)</text:p>
          </table:table-cell>
          <table:table-cell table:style-name="Table11.D7" office:value-type="string">
            <text:p text:style-name="P198">String(30)</text:p>
          </table:table-cell>
          <table:table-cell table:style-name="Table11.E7" office:value-type="string">
            <text:list xml:id="list155327597478381" text:continue-numbering="true" text:style-name="L2">
              <text:list-item>
                <text:p text:style-name="P180">Chave estrangeira que faz referência ao atributo “notaFiscal” na <text:soft-page-break/>tabela “DESPESA”</text:p>
              </text:list-item>
            </text:list>
          </table:table-cell>
        </table:table-row>
        <table:table-row>
          <table:table-cell table:style-name="Table11.A7" office:value-type="string">
            <text:p text:style-name="P131">NumQuarto</text:p>
          </table:table-cell>
          <table:table-cell table:style-name="Table11.D7" office:value-type="string">
            <text:p text:style-name="P78">Atributo que representa o número do quarto</text:p>
          </table:table-cell>
          <table:table-cell table:style-name="Table11.C7" office:value-type="string">
            <text:p text:style-name="P94">Int</text:p>
          </table:table-cell>
          <table:table-cell table:style-name="Table11.D7" office:value-type="string">
            <text:p text:style-name="P93">Números inteiros positivos</text:p>
          </table:table-cell>
          <table:table-cell table:style-name="Table11.E7" office:value-type="string">
            <text:list xml:id="list155327731680981" text:continue-numbering="true" text:style-name="L2">
              <text:list-item>
                <text:p text:style-name="P181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31">Data</text:p>
          </table:table-cell>
          <table:table-cell table:style-name="Table11.D7" office:value-type="string">
            <text:p text:style-name="P79">Atributo que representa <text:span text:style-name="T17">a data em que o serviço foi solicitado</text:span></text:p>
          </table:table-cell>
          <table:table-cell table:style-name="Table11.C7" office:value-type="string">
            <text:p text:style-name="P91">Date </text:p>
          </table:table-cell>
          <table:table-cell table:style-name="Table11.D7" office:value-type="string">
            <text:p text:style-name="P91">dd/mm/yyyy</text:p>
          </table:table-cell>
          <table:table-cell table:style-name="Table11.E7" office:value-type="string">
            <text:list xml:id="list155328224546329" text:continue-numbering="true" text:style-name="L2">
              <text:list-item>
                <text:p text:style-name="P185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1">Hora</text:p>
          </table:table-cell>
          <table:table-cell table:style-name="Table11.D7" office:value-type="string">
            <text:p text:style-name="P84">Atributo que representa a hora <text:span text:style-name="T63">em que o</text:span> <text:span text:style-name="T18">serviço foi solicitado</text:span></text:p>
          </table:table-cell>
          <table:table-cell table:style-name="Table11.C7" office:value-type="string">
            <text:p text:style-name="P92">Time</text:p>
          </table:table-cell>
          <table:table-cell table:style-name="Table11.D7" office:value-type="string">
            <text:p text:style-name="P92">hh:mm:ss</text:p>
          </table:table-cell>
          <table:table-cell table:style-name="Table11.E7" office:value-type="string">
            <text:list xml:id="list155327431418132" text:continue-numbering="true" text:style-name="L2">
              <text:list-item>
                <text:p text:style-name="P186">Não nulo</text:p>
              </text:list-item>
            </text:list>
          </table:table-cell>
        </table:table-row>
      </table:table>
      <text:p text:style-name="P5"/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134"/>
            <text:p text:style-name="P134">TEM_RESERVA: <text:span text:style-name="T33">Relação que armazena dados do relacionamento entre “HOSPEDE_PRINCIPAL” e “RESERVA”</text:span></text:p>
            <text:p text:style-name="P13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16">Atributo </text:p>
          </table:table-cell>
          <table:table-cell table:style-name="Table12.D4" office:value-type="string">
            <text:p text:style-name="P116">Descrição</text:p>
          </table:table-cell>
          <table:table-cell table:style-name="Table12.C4" office:value-type="string">
            <text:p text:style-name="P116">Tipo</text:p>
          </table:table-cell>
          <table:table-cell table:style-name="Table12.D4" office:value-type="string">
            <text:p text:style-name="P116">Domínio</text:p>
          </table:table-cell>
          <table:table-cell table:style-name="Table12.E4" office:value-type="string">
            <text:p text:style-name="P116">Restrição</text:p>
            <text:p text:style-name="P116"/>
          </table:table-cell>
        </table:table-row>
        <table:table-row>
          <table:table-cell table:style-name="Table12.A4" office:value-type="string">
            <text:p text:style-name="P135">CpfHospedePrincipal</text:p>
          </table:table-cell>
          <table:table-cell table:style-name="Table12.D4" office:value-type="string">
            <text:p text:style-name="P95">Atributo que representa o CPF do hóspede principal</text:p>
          </table:table-cell>
          <table:table-cell table:style-name="Table12.C4" office:value-type="string">
            <text:p text:style-name="P96">String(11)</text:p>
          </table:table-cell>
          <table:table-cell table:style-name="Table12.D4" office:value-type="string">
            <text:p text:style-name="P96">String(11)</text:p>
          </table:table-cell>
          <table:table-cell table:style-name="Table12.E4" office:value-type="string">
            <text:list xml:id="list155327429147810" text:continue-numbering="true" text:style-name="L2">
              <text:list-item>
                <text:p text:style-name="P187">Chave primaria</text:p>
              </text:list-item>
              <text:list-item>
                <text:p text:style-name="P173">Chave estrangeira que faz referência ao atributo “<text:span text:style-name="T66">cpfCadastrado</text:span>” na tabela “<text:span text:style-name="T65">HOSPEDE_PRINCIPAL”</text:span></text:p>
                <text:p text:style-name="P173"/>
              </text:list-item>
            </text:list>
          </table:table-cell>
        </table:table-row>
        <table:table-row>
          <table:table-cell table:style-name="Table12.A4" office:value-type="string">
            <text:p text:style-name="P135">CodReserva</text:p>
          </table:table-cell>
          <table:table-cell table:style-name="Table12.D4" office:value-type="string">
            <text:p text:style-name="P97">Atributo que representa o código da reserva</text:p>
          </table:table-cell>
          <table:table-cell table:style-name="Table12.C4" office:value-type="string">
            <text:p text:style-name="P96">Int</text:p>
          </table:table-cell>
          <table:table-cell table:style-name="Table12.D4" office:value-type="string">
            <text:p text:style-name="P96">Números inteiros positivos</text:p>
          </table:table-cell>
          <table:table-cell table:style-name="Table12.E4" office:value-type="string">
            <text:list xml:id="list155328239233576" text:continue-numbering="true" text:style-name="L2">
              <text:list-item>
                <text:p text:style-name="P187">Chave prim<text:span text:style-name="T69">á</text:span>ria</text:p>
              </text:list-item>
              <text:list-item>
                <text:p text:style-name="P173">Chave estrangeira que faz referência ao atributo “<text:span text:style-name="T25">codigo</text:span>” na tabela “<text:span text:style-name="T67">RESERVA”</text:span></text:p>
                <text:p text:style-name="P181"/>
              </text:list-item>
            </text:list>
          </table:table-cell>
        </table:table-row>
      </table:table>
      <text:p text:style-name="P6"/>
      <text:p text:style-name="P12"/>
      <text:p text:style-name="P12"/>
      <text:p text:style-name="P12"/>
      <text:p text:style-name="P12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135"/>
            <text:p text:style-name="P135">TELEFONE_CADASTRO: Rela<text:span text:style-name="T34">ção que guarda os telefones do cadastro de cada hóspede</text:span></text:p>
            <text:p text:style-name="P9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16">Atributo </text:p>
          </table:table-cell>
          <table:table-cell table:style-name="Table13.D4" office:value-type="string">
            <text:p text:style-name="P116">Descrição</text:p>
            <text:p text:style-name="P116"/>
          </table:table-cell>
          <table:table-cell table:style-name="Table13.C4" office:value-type="string">
            <text:p text:style-name="P116">Tipo</text:p>
          </table:table-cell>
          <table:table-cell table:style-name="Table13.D4" office:value-type="string">
            <text:p text:style-name="P116">Domínio</text:p>
          </table:table-cell>
          <table:table-cell table:style-name="Table13.E4" office:value-type="string">
            <text:p text:style-name="P116">Restrição</text:p>
          </table:table-cell>
        </table:table-row>
        <table:table-row>
          <table:table-cell table:style-name="Table13.A4" office:value-type="string">
            <text:p text:style-name="P141">cpfCadastrado</text:p>
          </table:table-cell>
          <table:table-cell table:style-name="Table13.D4" office:value-type="string">
            <text:p text:style-name="P95">Atributo que representa o CPF <text:span text:style-name="T71">do cadastro de um hóspede</text:span></text:p>
          </table:table-cell>
          <table:table-cell table:style-name="Table13.C4" office:value-type="string">
            <text:p text:style-name="P100">String(11)</text:p>
          </table:table-cell>
          <table:table-cell table:style-name="Table13.D4" office:value-type="string">
            <text:p text:style-name="P100">String(11)</text:p>
          </table:table-cell>
          <table:table-cell table:style-name="Table13.E4" office:value-type="string">
            <text:list xml:id="list155327940560418" text:continue-numbering="true" text:style-name="L2">
              <text:list-item>
                <text:p text:style-name="P187">Chave prim<text:span text:style-name="T68">á</text:span>ria</text:p>
              </text:list-item>
              <text:list-item>
                <text:p text:style-name="P173">Chave estrangeira que faz referência ao atributo “CPF” na tabela CADASTRO</text:p>
              </text:list-item>
              <text:list-item>
                <text:p text:style-name="P188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35">Telefone</text:p>
          </table:table-cell>
          <table:table-cell table:style-name="Table13.D4" office:value-type="string">
            <text:p text:style-name="P100">Atributo que representa o telefone <text:span text:style-name="T72">de um</text:span> hóspede </text:p>
          </table:table-cell>
          <table:table-cell table:style-name="Table13.C4" office:value-type="string">
            <text:p text:style-name="P100">String(<text:span text:style-name="T72">15</text:span>)</text:p>
          </table:table-cell>
          <table:table-cell table:style-name="Table13.D4" office:value-type="string">
            <text:p text:style-name="P100">String(<text:span text:style-name="T72">15</text:span>)</text:p>
          </table:table-cell>
          <table:table-cell table:style-name="Table13.E4" office:value-type="string">
            <text:list xml:id="list155327642968554" text:continue-numbering="true" text:style-name="L2">
              <text:list-item>
                <text:p text:style-name="P187">Chave prim<text:span text:style-name="T73">á</text:span>ria</text:p>
              </text:list-item>
            </text:list>
          </table:table-cell>
        </table:table-row>
      </table:table>
      <text:p text:style-name="P12"/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136"/>
            <text:p text:style-name="P136">COMIDA_CONSUMIDA_<text:span text:style-name="T74">REST</text:span>: <text:span text:style-name="T33">Relação que armazena as comidas consumidas no bar/restaurante</text:span></text:p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16">Atributo </text:p>
          </table:table-cell>
          <table:table-cell table:style-name="Table14.D4" office:value-type="string">
            <text:p text:style-name="P116">Descrição</text:p>
          </table:table-cell>
          <table:table-cell table:style-name="Table14.C4" office:value-type="string">
            <text:p text:style-name="P116">Tipo</text:p>
          </table:table-cell>
          <table:table-cell table:style-name="Table14.D4" office:value-type="string">
            <text:p text:style-name="P116">Domínio</text:p>
          </table:table-cell>
          <table:table-cell table:style-name="Table14.E4" office:value-type="string">
            <text:p text:style-name="P116">Restrição</text:p>
            <text:p text:style-name="P116"/>
          </table:table-cell>
        </table:table-row>
        <table:table-row>
          <table:table-cell table:style-name="Table14.A4" office:value-type="string">
            <text:p text:style-name="P135">IdServExtra</text:p>
          </table:table-cell>
          <table:table-cell table:style-name="Table14.D4" office:value-type="string">
            <text:p text:style-name="P45">Atributo que representa <text:span text:style-name="T4">o ID do serviço extra </text:span></text:p>
          </table:table-cell>
          <table:table-cell table:style-name="Table14.C4" office:value-type="string">
            <text:p text:style-name="P101">Int</text:p>
          </table:table-cell>
          <table:table-cell table:style-name="Table14.D4" office:value-type="string">
            <text:p text:style-name="P58">N<text:span text:style-name="T26">ú</text:span>meros <text:span text:style-name="T26">inteiros</text:span> positivos</text:p>
          </table:table-cell>
          <table:table-cell table:style-name="Table14.E4" office:value-type="string">
            <text:list xml:id="list155326923568066" text:continue-numbering="true" text:style-name="L2">
              <text:list-item>
                <text:p text:style-name="P189">Chave estrangeira que faz referência ao atributo “idServExtra” na relação “SERVICO_BAR_RESTAURANTE”</text:p>
              </text:list-item>
              <text:list-item>
                <text:p text:style-name="P158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35">ComidaConsumida</text:p>
          </table:table-cell>
          <table:table-cell table:style-name="Table14.D4" office:value-type="string">
            <text:p text:style-name="P102">Atributo que representa a comida consumida</text:p>
          </table:table-cell>
          <table:table-cell table:style-name="Table14.C4" office:value-type="string">
            <text:p text:style-name="P103">String(50)</text:p>
          </table:table-cell>
          <table:table-cell table:style-name="Table14.D4" office:value-type="string">
            <text:p text:style-name="P103">String(50)</text:p>
          </table:table-cell>
          <table:table-cell table:style-name="Table14.E4" office:value-type="string">
            <text:list xml:id="list155328260627399" text:continue-numbering="true" text:style-name="L2">
              <text:list-item>
                <text:p text:style-name="P192">Chave Primária</text:p>
              </text:list-item>
            </text:list>
          </table:table-cell>
        </table:table-row>
      </table:table>
      <text:p text:style-name="P6"/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98"/>
            <text:p text:style-name="P137">BEBIDA_CONSUMIDA_<text:span text:style-name="T74">REST</text:span>: <text:span text:style-name="T33">Relação que armazena as bebidas consumidas no bar/restaurante</text:span></text:p>
            <text:p text:style-name="P9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16">Atributo </text:p>
            <text:p text:style-name="P116"/>
          </table:table-cell>
          <table:table-cell table:style-name="Table15.D4" office:value-type="string">
            <text:p text:style-name="P116">Descrição</text:p>
          </table:table-cell>
          <table:table-cell table:style-name="Table15.C4" office:value-type="string">
            <text:p text:style-name="P116">Tipo</text:p>
          </table:table-cell>
          <table:table-cell table:style-name="Table15.D4" office:value-type="string">
            <text:p text:style-name="P116">Domínio</text:p>
          </table:table-cell>
          <table:table-cell table:style-name="Table15.E4" office:value-type="string">
            <text:p text:style-name="P116">Restrição</text:p>
          </table:table-cell>
        </table:table-row>
        <table:table-row>
          <table:table-cell table:style-name="Table15.A4" office:value-type="string">
            <text:p text:style-name="P135">IdServExtra</text:p>
          </table:table-cell>
          <table:table-cell table:style-name="Table15.D4" office:value-type="string">
            <text:p text:style-name="P45">Atributo que representa <text:span text:style-name="T4">o ID do </text:span><text:soft-page-break/><text:span text:style-name="T4">serviço extra </text:span></text:p>
          </table:table-cell>
          <table:table-cell table:style-name="Table15.C4" office:value-type="string">
            <text:p text:style-name="P104">Int</text:p>
          </table:table-cell>
          <table:table-cell table:style-name="Table15.D4" office:value-type="string">
            <text:p text:style-name="P58"><text:span text:style-name="T75">Nú</text:span>meros <text:span text:style-name="T75">inteiros</text:span> positivos</text:p>
          </table:table-cell>
          <table:table-cell table:style-name="Table15.E4" office:value-type="string">
            <text:list xml:id="list155326780104095" text:continue-numbering="true" text:style-name="L2">
              <text:list-item>
                <text:p text:style-name="P190">Chave estrangeira que <text:soft-page-break/>faz referência ao atributo “idServExtra” na relação “SERVICO_BAR_RESTAURANTE”</text:p>
              </text:list-item>
              <text:list-item>
                <text:p text:style-name="P158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35">BebidaConsumida</text:p>
          </table:table-cell>
          <table:table-cell table:style-name="Table15.D4" office:value-type="string">
            <text:p text:style-name="P102">Atributo que representa a bebida consumida</text:p>
          </table:table-cell>
          <table:table-cell table:style-name="Table15.C4" office:value-type="string">
            <text:p text:style-name="P103">String(50)</text:p>
          </table:table-cell>
          <table:table-cell table:style-name="Table15.D4" office:value-type="string">
            <text:p text:style-name="P103">String(50)</text:p>
          </table:table-cell>
          <table:table-cell table:style-name="Table15.E4" office:value-type="string">
            <text:list xml:id="list155326495515797" text:continue-numbering="true" text:style-name="L2">
              <text:list-item>
                <text:p text:style-name="P193">Chave Primária</text:p>
              </text:list-item>
            </text:list>
          </table:table-cell>
        </table:table-row>
      </table:table>
      <text:p text:style-name="P6"/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99"/>
            <text:p text:style-name="P138">OUTRO_PRODUTO_REST: <text:span text:style-name="T33">Relação que armazena os outros produtos consumidos</text:span></text:p>
            <text:p text:style-name="P1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4" office:value-type="string">
            <text:p text:style-name="P116">Atributo </text:p>
          </table:table-cell>
          <table:table-cell table:style-name="Table16.B4" office:value-type="string">
            <text:p text:style-name="P116">Descrição</text:p>
          </table:table-cell>
          <table:table-cell table:style-name="Table16.C4" office:value-type="string">
            <text:p text:style-name="P116">Tipo</text:p>
          </table:table-cell>
          <table:table-cell table:style-name="Table16.D4" office:value-type="string">
            <text:p text:style-name="P116">Domínio</text:p>
          </table:table-cell>
          <table:table-cell table:style-name="Table16.E4" office:value-type="string">
            <text:p text:style-name="P116">Restrição</text:p>
          </table:table-cell>
        </table:table-row>
        <table:table-row>
          <table:table-cell table:style-name="Table16.A4" office:value-type="string">
            <text:p text:style-name="P135">IdServExtra</text:p>
          </table:table-cell>
          <table:table-cell table:style-name="Table16.B4" office:value-type="string">
            <text:p text:style-name="P145">Atributo que representa <text:span text:style-name="T4">o ID do serviço extra </text:span></text:p>
          </table:table-cell>
          <table:table-cell table:style-name="Table16.C4" office:value-type="string">
            <text:p text:style-name="P103">Int</text:p>
          </table:table-cell>
          <table:table-cell table:style-name="Table16.D4" office:value-type="string">
            <text:p text:style-name="P58">N<text:span text:style-name="T27">ú</text:span>meros <text:span text:style-name="T27">inteiros </text:span>positivos</text:p>
          </table:table-cell>
          <table:table-cell table:style-name="Table16.E4" office:value-type="string">
            <text:list xml:id="list155327816201833" text:continue-numbering="true" text:style-name="L2">
              <text:list-item>
                <text:p text:style-name="P190">Chave estrangeira que faz referência ao atributo “idServExtra” na relação “SERVICO_BAR_RESTAURANTE”</text:p>
              </text:list-item>
              <text:list-item>
                <text:p text:style-name="P158">Chave Primaria</text:p>
              </text:list-item>
            </text:list>
          </table:table-cell>
        </table:table-row>
        <table:table-row>
          <table:table-cell table:style-name="Table16.A4" office:value-type="string">
            <text:p text:style-name="P135">OutroProdutoConsumid<text:span text:style-name="T9">o</text:span></text:p>
          </table:table-cell>
          <table:table-cell table:style-name="Table16.B4" office:value-type="string">
            <text:p text:style-name="P102">Atributo que representa <text:span text:style-name="T76">um</text:span> outro produto consumido</text:p>
          </table:table-cell>
          <table:table-cell table:style-name="Table16.C4" office:value-type="string">
            <text:p text:style-name="P103">String(50)</text:p>
          </table:table-cell>
          <table:table-cell table:style-name="Table16.D4" office:value-type="string">
            <text:p text:style-name="P103">String(50)</text:p>
          </table:table-cell>
          <table:table-cell table:style-name="Table16.E4" office:value-type="string">
            <text:list xml:id="list155327933196645" text:continue-numbering="true" text:style-name="L2">
              <text:list-item>
                <text:p text:style-name="P194">Chave Primária</text:p>
              </text:list-item>
            </text:list>
          </table:table-cell>
        </table:table-row>
      </table:table>
      <text:p text:style-name="P12"/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row>
          <table:table-cell table:style-name="Table17.A1" table:number-columns-spanned="5" office:value-type="string">
            <text:p text:style-name="P139"/>
            <text:p text:style-name="P139">PRODUTO_FRIGOBAR: <text:span text:style-name="T33">Relação que armazena dados sobre o produto consumido no frigobar</text:span></text:p>
            <text:p text:style-name="P1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4" office:value-type="string">
            <text:p text:style-name="P116">Atributo </text:p>
          </table:table-cell>
          <table:table-cell table:style-name="Table17.D4" office:value-type="string">
            <text:p text:style-name="P116">Descrição</text:p>
          </table:table-cell>
          <table:table-cell table:style-name="Table17.C4" office:value-type="string">
            <text:p text:style-name="P116">Tipo</text:p>
          </table:table-cell>
          <table:table-cell table:style-name="Table17.D4" office:value-type="string">
            <text:p text:style-name="P116">Domínio</text:p>
          </table:table-cell>
          <table:table-cell table:style-name="Table17.E4" office:value-type="string">
            <text:p text:style-name="P116">Restrição</text:p>
          </table:table-cell>
        </table:table-row>
        <table:table-row>
          <table:table-cell table:style-name="Table17.A4" office:value-type="string">
            <text:p text:style-name="P135">IdServExtra</text:p>
          </table:table-cell>
          <table:table-cell table:style-name="Table17.D4" office:value-type="string">
            <text:p text:style-name="P145">Atributo que representa <text:span text:style-name="T4">o ID do serviço extra </text:span></text:p>
          </table:table-cell>
          <table:table-cell table:style-name="Table17.C4" office:value-type="string">
            <text:p text:style-name="P103">Int</text:p>
          </table:table-cell>
          <table:table-cell table:style-name="Table17.D4" office:value-type="string">
            <text:p text:style-name="P58">N<text:span text:style-name="T27">ú</text:span>meros <text:span text:style-name="T27">inteiros</text:span> positivos</text:p>
          </table:table-cell>
          <table:table-cell table:style-name="Table17.E4" office:value-type="string">
            <text:list xml:id="list155326550688812" text:continue-numbering="true" text:style-name="L2">
              <text:list-item>
                <text:p text:style-name="P191">Chave estrangeira que faz referência ao atributo “idServExtra” na relação “SERVICO_<text:span text:style-name="T77">FRIGOBAR</text:span>”</text:p>
              </text:list-item>
              <text:list-item>
                <text:p text:style-name="P158">Chave Primária</text:p>
              </text:list-item>
            </text:list>
          </table:table-cell>
        </table:table-row>
        <table:table-row>
          <table:table-cell table:style-name="Table17.A4" office:value-type="string">
            <text:p text:style-name="P135">ProdutoConsumid<text:span text:style-name="T19">o</text:span></text:p>
          </table:table-cell>
          <table:table-cell table:style-name="Table17.D4" office:value-type="string">
            <text:p text:style-name="P102">Atributo que <text:soft-page-break/>representa <text:span text:style-name="T19">produto</text:span> consumido</text:p>
          </table:table-cell>
          <table:table-cell table:style-name="Table17.C4" office:value-type="string">
            <text:p text:style-name="P103">String(50)</text:p>
          </table:table-cell>
          <table:table-cell table:style-name="Table17.D4" office:value-type="string">
            <text:p text:style-name="P103">String(50)</text:p>
          </table:table-cell>
          <table:table-cell table:style-name="Table17.E4" office:value-type="string">
            <text:list xml:id="list155326597978567" text:continue-numbering="true" text:style-name="L2">
              <text:list-item>
                <text:p text:style-name="P195">Chave primária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8T15:52:53.587305628</dc:date>
    <meta:editing-duration>PT9H25M37S</meta:editing-duration>
    <meta:editing-cycles>202</meta:editing-cycles>
    <meta:generator>LibreOffice/5.1.6.2$Linux_X86_64 LibreOffice_project/10m0$Build-2</meta:generator>
    <meta:document-statistic meta:table-count="19" meta:image-count="0" meta:object-count="0" meta:page-count="13" meta:paragraph-count="579" meta:word-count="1919" meta:character-count="12319" meta:non-whitespace-character-count="11031"/>
  </office:meta>
</office:document-meta>
</file>